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301-350_20" table:style-name="ta1">
        <table:shapes>
          <draw:frame draw:z-index="0" draw:style-name="gr1" draw:text-style-name="P1" svg:width="491.13pt" svg:height="255.23pt" svg:x="0.28pt" svg:y="398.32pt">
            <loext:p draw:notify-on-update-of-ranges="'data_301-350_20'.B22:'data_301-350_20'.V22 'data_301-350_20'.A23:'data_301-350_20'.A23 'data_301-350_20'.B23:'data_301-350_20'.V23 'data_301-350_20'.A24:'data_301-350_20'.A24 'data_301-350_20'.B24:'data_301-350_20'.V24 'data_301-350_20'.A25:'data_301-350_20'.A25 'data_301-350_20'.B25:'data_301-350_20'.V25 'data_301-350_20'.A26:'data_301-350_20'.A26 'data_301-350_20'.B26:'data_301-350_20'.V26 'data_301-350_20'.A27:'data_301-350_20'.A27 'data_301-350_20'.B27:'data_301-350_20'.V27 'data_301-350_20'.A28:'data_301-350_20'.A28 'data_301-350_20'.B28:'data_301-350_20'.V28 'data_301-350_20'.A29:'data_301-350_20'.A29 'data_301-350_20'.B29:'data_301-350_20'.V29 'data_301-350_20'.A30:'data_301-350_20'.A30 'data_301-350_20'.B30:'data_301-350_20'.V30 'data_301-350_20'.A31:'data_301-350_20'.A31 'data_301-350_20'.B31:'data_301-350_20'.V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4" office:value-type="float" office:value="49" calcext:value-type="float">
            <text:p>49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4741" calcext:value-type="float">
            <text:p>44741</text:p>
          </table:table-cell>
          <table:table-cell office:value-type="float" office:value="45241" calcext:value-type="float">
            <text:p>45241</text:p>
          </table:table-cell>
          <table:table-cell office:value-type="float" office:value="46229" calcext:value-type="float">
            <text:p>46229</text:p>
          </table:table-cell>
          <table:table-cell office:value-type="float" office:value="46799" calcext:value-type="float">
            <text:p>46799</text:p>
          </table:table-cell>
          <table:table-cell table:number-columns-repeated="5" office:value-type="float" office:value="45799" calcext:value-type="float">
            <text:p>45799</text:p>
          </table:table-cell>
          <table:table-cell table:number-columns-repeated="10" office:value-type="float" office:value="44799" calcext:value-type="float">
            <text:p>44799</text:p>
          </table:table-cell>
          <table:table-cell office:value-type="float" office:value="43799" calcext:value-type="float">
            <text:p>4379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4" office:value-type="float" office:value="4601" calcext:value-type="float">
            <text:p>4601</text:p>
          </table:table-cell>
          <table:table-cell table:number-columns-repeated="5" office:value-type="float" office:value="4473" calcext:value-type="float">
            <text:p>4473</text:p>
          </table:table-cell>
          <table:table-cell table:number-columns-repeated="10" office:value-type="float" office:value="4467" calcext:value-type="float">
            <text:p>4467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float" office:value="1732" calcext:value-type="float">
            <text:p>1732</text:p>
          </table:table-cell>
          <table:table-cell office:value-type="float" office:value="1781" calcext:value-type="float">
            <text:p>1781</text:p>
          </table:table-cell>
          <table:table-cell office:value-type="float" office:value="1812" calcext:value-type="float">
            <text:p>1812</text:p>
          </table:table-cell>
          <table:table-cell office:value-type="float" office:value="1793" calcext:value-type="float">
            <text:p>1793</text:p>
          </table:table-cell>
          <table:table-cell office:value-type="float" office:value="1830" calcext:value-type="float">
            <text:p>1830</text:p>
          </table:table-cell>
          <table:table-cell office:value-type="float" office:value="1853" calcext:value-type="float">
            <text:p>1853</text:p>
          </table:table-cell>
          <table:table-cell office:value-type="float" office:value="1867" calcext:value-type="float">
            <text:p>1867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office:value-type="float" office:value="1894" calcext:value-type="float">
            <text:p>1894</text:p>
          </table:table-cell>
          <table:table-cell office:value-type="float" office:value="1901" calcext:value-type="float">
            <text:p>1901</text:p>
          </table:table-cell>
          <table:table-cell office:value-type="float" office:value="1907" calcext:value-type="float">
            <text:p>1907</text:p>
          </table:table-cell>
          <table:table-cell office:value-type="float" office:value="1933" calcext:value-type="float">
            <text:p>1933</text:p>
          </table:table-cell>
          <table:table-cell office:value-type="float" office:value="1946" calcext:value-type="float">
            <text:p>1946</text:p>
          </table:table-cell>
          <table:table-cell office:value-type="float" office:value="1967" calcext:value-type="float">
            <text:p>1967</text:p>
          </table:table-cell>
          <table:table-cell office:value-type="float" office:value="1965" calcext:value-type="float">
            <text:p>1965</text:p>
          </table:table-cell>
          <table:table-cell office:value-type="float" office:value="1981" calcext:value-type="float">
            <text:p>1981</text:p>
          </table:table-cell>
          <table:table-cell office:value-type="float" office:value="1985" calcext:value-type="float">
            <text:p>1985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1593" calcext:value-type="float">
            <text:p>0.1593</text:p>
          </table:table-cell>
          <table:table-cell office:value-type="float" office:value="0.18" calcext:value-type="float">
            <text:p>0.18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154" calcext:value-type="float">
            <text:p>0.2154</text:p>
          </table:table-cell>
          <table:table-cell table:number-columns-repeated="2" office:value-type="float" office:value="0.2167" calcext:value-type="float">
            <text:p>0.216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2142" calcext:value-type="float">
            <text:p>0.2142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313" calcext:value-type="float">
            <text:p>0.0313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651" calcext:value-type="float">
            <text:p>0.0651</text:p>
          </table:table-cell>
          <table:table-cell table:number-columns-repeated="2" office:value-type="float" office:value="0.0648" calcext:value-type="float">
            <text:p>0.0648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7" calcext:value-type="float">
            <text:p>0.07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743" calcext:value-type="float">
            <text:p>0.0743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031" calcext:value-type="float">
            <text:p>0.2031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654" calcext:value-type="float">
            <text:p>0.2654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5128" calcext:value-type="float">
            <text:p>0.5128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881" calcext:value-type="float">
            <text:p>0.688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5365" calcext:value-type="float">
            <text:p>0.536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032" calcext:value-type="float">
            <text:p>0.7032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079" calcext:value-type="float">
            <text:p>0.7079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3479" calcext:value-type="float">
            <text:p>0.3479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6" calcext:value-type="float">
            <text:p>0.46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4791" calcext:value-type="float">
            <text:p>0.479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2762" calcext:value-type="float">
            <text:p>0.276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68" calcext:value-type="float">
            <text:p>0.3468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3701" calcext:value-type="float">
            <text:p>0.3701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097" calcext:value-type="float">
            <text:p>0.2097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2926" calcext:value-type="float">
            <text:p>0.2926</text:p>
          </table:table-cell>
          <table:table-cell table:number-columns-repeated="2" office:value-type="float" office:value="0.293" calcext:value-type="float">
            <text:p>0.293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1742" calcext:value-type="float">
            <text:p>0.1742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5" calcext:value-type="float">
            <text:p>0.2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512" calcext:value-type="float">
            <text:p>0.251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459" calcext:value-type="float">
            <text:p>0.14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2096" calcext:value-type="float">
            <text:p>0.2096</text:p>
          </table:table-cell>
          <table:table-cell table:number-columns-repeated="2" office:value-type="float" office:value="0.2109" calcext:value-type="float">
            <text:p>0.2109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594" calcext:value-type="float">
            <text:p>0.1594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477" calcext:value-type="float">
            <text:p>0.147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0916" calcext:value-type="float">
            <text:p>0.0916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2" calcext:value-type="float">
            <text:p>0.1182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365" calcext:value-type="float">
            <text:p>0.036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13" calcext:value-type="float">
            <text:p>0.0513</text:p>
          </table:table-cell>
          <table:table-cell table:number-columns-repeated="3" office:value-type="float" office:value="0.0529" calcext:value-type="float">
            <text:p>0.0529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91" calcext:value-type="float">
            <text:p>0.0291</text:p>
          </table:table-cell>
          <table:table-cell table:number-columns-repeated="6" office:value-type="float" office:value="0.0292" calcext:value-type="float">
            <text:p>0.0292</text:p>
          </table:table-cell>
          <table:table-cell table:number-columns-repeated="3" office:value-type="float" office:value="0.0294" calcext:value-type="float">
            <text:p>0.029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/>
          <table:table-cell table:number-columns-repeated="2" office:value-type="float" office:value="0.0201" calcext:value-type="float">
            <text:p>0.020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03" calcext:value-type="float">
            <text:p>0.0203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06" calcext:value-type="float">
            <text:p>0.0206</text:p>
          </table:table-cell>
          <table:table-cell table:number-columns-repeated="4" office:value-type="float" office:value="0.0207" calcext:value-type="float">
            <text:p>0.0207</text:p>
          </table:table-cell>
          <table:table-cell table:number-columns-repeated="3" office:value-type="float" office:value="0.0208" calcext:value-type="float">
            <text:p>0.020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r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04" calcext:value-type="float">
            <text:p>0.4304</text:p>
          </table:table-cell>
        </table:table-row>
        <table:table-row table:style-name="ro1">
          <table:table-cell office:value-type="string" calcext:value-type="string">
            <text:p>P_10 </text:p>
          </table:table-cell>
          <table:table-cell office:value-type="float" office:value="0.396" calcext:value-type="float">
            <text:p>0.396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085" calcext:value-type="float">
            <text:p>0.4085</text:p>
          </table:table-cell>
          <table:table-cell table:number-columns-repeated="2" office:value-type="float" office:value="0.4043" calcext:value-type="float">
            <text:p>0.40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_15 </text:p>
          </table:table-cell>
          <table:table-cell office:value-type="float" office:value="0.364" calcext:value-type="float">
            <text:p>0.364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03" calcext:value-type="float">
            <text:p>0.3603</text:p>
          </table:table-cell>
          <table:table-cell table:number-columns-repeated="2" office:value-type="float" office:value="0.3645" calcext:value-type="float">
            <text:p>0.364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string" calcext:value-type="string">
            <text:p>P_20</text:p>
          </table:table-cell>
          <table:table-cell office:value-type="float" office:value="0.346" calcext:value-type="float">
            <text:p>0.34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2" calcext:value-type="float">
            <text:p>0.3362</text:p>
          </table:table-cell>
          <table:table-cell table:number-columns-repeated="2" office:value-type="float" office:value="0.3404" calcext:value-type="float">
            <text:p>0.3404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426" calcext:value-type="float">
            <text:p>0.342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P_30 </text:p>
          </table:table-cell>
          <table:table-cell office:value-type="float" office:value="0.3" calcext:value-type="float">
            <text:p>0.3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3021" calcext:value-type="float">
            <text:p>0.3021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>
          <table:table-cell office:value-type="string" calcext:value-type="string">
            <text:p>P_100 </text:p>
          </table:table-cell>
          <table:table-cell office:value-type="float" office:value="0.183" calcext:value-type="float">
            <text:p>0.183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8" calcext:value-type="float">
            <text:p>0.18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787" calcext:value-type="float">
            <text:p>0.1787</text:p>
          </table:table-cell>
        </table:table-row>
        <table:table-row table:style-name="ro1">
          <table:table-cell office:value-type="string" calcext:value-type="string">
            <text:p>P_200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248" calcext:value-type="float">
            <text:p>0.1248</text:p>
          </table:table-cell>
          <table:table-cell table:number-columns-repeated="2" office:value-type="float" office:value="0.1261" calcext:value-type="float">
            <text:p>0.1261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string" calcext:value-type="string">
            <text:p>P_50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45" calcext:value-type="float">
            <text:p>0.0645</text:p>
          </table:table-cell>
          <table:table-cell table:number-columns-repeated="2" office:value-type="float" office:value="0.0662" calcext:value-type="float">
            <text:p>0.066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_1000 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2" calcext:value-type="float">
            <text:p>0.042</text:p>
          </table:table-cell>
        </table:table-row>
      </table:table>
      <table:table table:name="data_351-400_20" table:style-name="ta1">
        <table:shapes>
          <draw:frame draw:z-index="0" draw:style-name="gr1" draw:text-style-name="P1" svg:width="489.09pt" svg:height="247.72pt" svg:x="1.56pt" svg:y="398.3pt">
            <loext:p draw:notify-on-update-of-ranges="'data_351-400_20'.A22:'data_351-400_20'.A22 'data_351-400_20'.B22:'data_351-400_20'.V22 'data_351-400_20'.A23:'data_351-400_20'.A23 'data_351-400_20'.B23:'data_351-400_20'.V23 'data_351-400_20'.A24:'data_351-400_20'.A24 'data_351-400_20'.B24:'data_351-400_20'.V24 'data_351-400_20'.A25:'data_351-400_20'.A25 'data_351-400_20'.B25:'data_351-400_20'.V25 'data_351-400_20'.A26:'data_351-400_20'.A26 'data_351-400_20'.B26:'data_351-400_20'.V26 'data_351-400_20'.A27:'data_351-400_20'.A27 'data_351-400_20'.B27:'data_351-400_20'.V27 'data_351-400_20'.A28:'data_351-400_20'.A28 'data_351-400_20'.B28:'data_351-400_20'.V28 'data_351-400_20'.A29:'data_351-400_20'.A29 'data_351-400_20'.B29:'data_351-400_20'.V29 'data_351-400_20'.A30:'data_351-400_20'.A30 'data_351-400_20'.B30:'data_351-400_20'.V30 'data_351-400_20'.A31:'data_351-400_20'.A31 'data_351-400_20'.B31:'data_351-400_20'.V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1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7305" calcext:value-type="float">
            <text:p>47305</text:p>
          </table:table-cell>
          <table:table-cell office:value-type="float" office:value="48464" calcext:value-type="float">
            <text:p>48464</text:p>
          </table:table-cell>
          <table:table-cell office:value-type="float" office:value="47518" calcext:value-type="float">
            <text:p>47518</text:p>
          </table:table-cell>
          <table:table-cell table:number-columns-repeated="17" office:value-type="float" office:value="48185" calcext:value-type="float">
            <text:p>4818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2" office:value-type="float" office:value="4674" calcext:value-type="float">
            <text:p>4674</text:p>
          </table:table-cell>
          <table:table-cell table:number-columns-repeated="18"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084" calcext:value-type="float">
            <text:p>2084</text:p>
          </table:table-cell>
          <table:table-cell office:value-type="float" office:value="2295" calcext:value-type="float">
            <text:p>2295</text:p>
          </table:table-cell>
          <table:table-cell office:value-type="float" office:value="2227" calcext:value-type="float">
            <text:p>2227</text:p>
          </table:table-cell>
          <table:table-cell office:value-type="float" office:value="2375" calcext:value-type="float">
            <text:p>2375</text:p>
          </table:table-cell>
          <table:table-cell office:value-type="float" office:value="2387" calcext:value-type="float">
            <text:p>2387</text:p>
          </table:table-cell>
          <table:table-cell office:value-type="float" office:value="2400" calcext:value-type="float">
            <text:p>2400</text:p>
          </table:table-cell>
          <table:table-cell office:value-type="float" office:value="2382" calcext:value-type="float">
            <text:p>2382</text:p>
          </table:table-cell>
          <table:table-cell office:value-type="float" office:value="2363" calcext:value-type="float">
            <text:p>2363</text:p>
          </table:table-cell>
          <table:table-cell office:value-type="float" office:value="2351" calcext:value-type="float">
            <text:p>2351</text:p>
          </table:table-cell>
          <table:table-cell office:value-type="float" office:value="2339" calcext:value-type="float">
            <text:p>2339</text:p>
          </table:table-cell>
          <table:table-cell office:value-type="float" office:value="2338" calcext:value-type="float">
            <text:p>2338</text:p>
          </table:table-cell>
          <table:table-cell office:value-type="float" office:value="2323" calcext:value-type="float">
            <text:p>2323</text:p>
          </table:table-cell>
          <table:table-cell office:value-type="float" office:value="2322" calcext:value-type="float">
            <text:p>2322</text:p>
          </table:table-cell>
          <table:table-cell office:value-type="float" office:value="2329" calcext:value-type="float">
            <text:p>2329</text:p>
          </table:table-cell>
          <table:table-cell office:value-type="float" office:value="2325" calcext:value-type="float">
            <text:p>2325</text:p>
          </table:table-cell>
          <table:table-cell office:value-type="float" office:value="2321" calcext:value-type="float">
            <text:p>2321</text:p>
          </table:table-cell>
          <table:table-cell office:value-type="float" office:value="2320" calcext:value-type="float">
            <text:p>2320</text:p>
          </table:table-cell>
          <table:table-cell office:value-type="float" office:value="2322" calcext:value-type="float">
            <text:p>2322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1621" calcext:value-type="float">
            <text:p>0.1621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2009" calcext:value-type="float">
            <text:p>0.2009</text:p>
          </table:table-cell>
          <table:table-cell table:number-columns-repeated="2" office:value-type="float" office:value="0.2004" calcext:value-type="float">
            <text:p>0.2004</text:p>
          </table:table-cell>
          <table:table-cell office:value-type="float" office:value="0.1998" calcext:value-type="float">
            <text:p>0.1998</text:p>
          </table:table-cell>
          <table:table-cell table:number-columns-repeated="2" office:value-type="float" office:value="0.1989" calcext:value-type="float">
            <text:p>0.1989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1986" calcext:value-type="float">
            <text:p>0.1986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425" calcext:value-type="float">
            <text:p>0.042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58" calcext:value-type="float">
            <text:p>0.0958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1957" calcext:value-type="float">
            <text:p>0.1957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35" calcext:value-type="float">
            <text:p>0.2535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1794" calcext:value-type="float">
            <text:p>0.1794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182" calcext:value-type="float">
            <text:p>0.2182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5264" calcext:value-type="float">
            <text:p>0.5264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3" calcext:value-type="float">
            <text:p>0.63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5" calcext:value-type="float">
            <text:p>0.6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86" calcext:value-type="float">
            <text:p>0.63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5734" calcext:value-type="float">
            <text:p>0.5734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621" calcext:value-type="float">
            <text:p>0.621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6914" calcext:value-type="float">
            <text:p>0.691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3573" calcext:value-type="float">
            <text:p>0.3573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04" calcext:value-type="float">
            <text:p>0.440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2751" calcext:value-type="float">
            <text:p>0.2751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191" calcext:value-type="float">
            <text:p>0.319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377" calcext:value-type="float">
            <text:p>0.2377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719" calcext:value-type="float">
            <text:p>0.2719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1847" calcext:value-type="float">
            <text:p>0.1847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321" calcext:value-type="float">
            <text:p>0.232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417" calcext:value-type="float">
            <text:p>0.141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779" calcext:value-type="float">
            <text:p>0.1779</text:p>
          </table:table-cell>
          <table:table-cell table:number-columns-repeated="2" office:value-type="float" office:value="0.1766" calcext:value-type="float">
            <text:p>0.1766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72" calcext:value-type="float">
            <text:p>0.172</text:p>
          </table:table-cell>
          <table:table-cell table:number-columns-repeated="3" office:value-type="float" office:value="0.1721" calcext:value-type="float">
            <text:p>0.1721</text:p>
          </table:table-cell>
          <table:table-cell office:value-type="float" office:value="0.1723" calcext:value-type="float">
            <text:p>0.172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0946" calcext:value-type="float">
            <text:p>0.09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16" calcext:value-type="float">
            <text:p>0.1216</text:p>
          </table:table-cell>
          <table:table-cell table:number-columns-repeated="2" office:value-type="float" office:value="0.1219" calcext:value-type="float">
            <text:p>0.1219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0637" calcext:value-type="float">
            <text:p>0.0637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8" calcext:value-type="float">
            <text:p>0.0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25" calcext:value-type="float">
            <text:p>0.0825</text:p>
          </table:table-cell>
          <table:table-cell table:number-columns-repeated="2" office:value-type="float" office:value="0.0844" calcext:value-type="float">
            <text:p>0.084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366" calcext:value-type="float">
            <text:p>0.036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4" calcext:value-type="float">
            <text:p>0.054</text:p>
          </table:table-cell>
          <table:table-cell table:number-columns-repeated="3" office:value-type="float" office:value="0.0541" calcext:value-type="float">
            <text:p>0.054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19" calcext:value-type="float">
            <text:p>0.0219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" calcext:value-type="float">
            <text:p>0.03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88" calcext:value-type="float">
            <text:p>0.0088</text:p>
          </table:table-cell>
          <table:table-cell table:number-columns-repeated="2" office:value-type="float" office:value="0.0079" calcext:value-type="float">
            <text:p>0.007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float" office:value="0.48" calcext:value-type="float">
            <text:p>0.4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" calcext:value-type="float">
            <text:p>0.4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653" calcext:value-type="float">
            <text:p>0.4653</text:p>
          </table:table-cell>
          <table:table-cell table:number-columns-repeated="2" office:value-type="float" office:value="0.4571" calcext:value-type="float">
            <text:p>0.4571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571" calcext:value-type="float">
            <text:p>0.4571</text:p>
          </table:table-cell>
          <table:table-cell table:number-columns-repeated="3" office:value-type="float" office:value="0.4531" calcext:value-type="float">
            <text:p>0.4531</text:p>
          </table:table-cell>
        </table:table-row>
        <table:table-row table:style-name="ro1">
          <table:table-cell office:value-type="string" calcext:value-type="string">
            <text:p>P_10 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245" calcext:value-type="float">
            <text:p>0.4245</text:p>
          </table:table-cell>
          <table:table-cell table:number-columns-repeated="2" office:value-type="float" office:value="0.4224" calcext:value-type="float">
            <text:p>0.4224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245" calcext:value-type="float">
            <text:p>0.424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245" calcext:value-type="float">
            <text:p>0.4245</text:p>
          </table:table-cell>
        </table:table-row>
        <table:table-row table:style-name="ro1">
          <table:table-cell office:value-type="string" calcext:value-type="string">
            <text:p>P_15 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" calcext:value-type="float">
            <text:p>0.4</text:p>
          </table:table-cell>
          <table:table-cell office:value-type="float" office:value="0.4014" calcext:value-type="float">
            <text:p>0.4014</text:p>
          </table:table-cell>
          <table:table-cell table:number-columns-repeated="2" office:value-type="float" office:value="0.3986" calcext:value-type="float">
            <text:p>0.398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4" calcext:value-type="float">
            <text:p>0.4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8" calcext:value-type="float">
            <text:p>0.4068</text:p>
          </table:table-cell>
          <table:table-cell table:number-columns-repeated="2" office:value-type="float" office:value="0.4041" calcext:value-type="float">
            <text:p>0.4041</text:p>
          </table:table-cell>
          <table:table-cell office:value-type="float" office:value="0.4027" calcext:value-type="float">
            <text:p>0.4027</text:p>
          </table:table-cell>
        </table:table-row>
        <table:table-row table:style-name="ro1">
          <table:table-cell office:value-type="string" calcext:value-type="string">
            <text:p>P_20</text:p>
          </table:table-cell>
          <table:table-cell office:value-type="float" office:value="0.378" calcext:value-type="float">
            <text:p>0.3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663" calcext:value-type="float">
            <text:p>0.3663</text:p>
          </table:table-cell>
          <table:table-cell table:number-columns-repeated="2" office:value-type="float" office:value="0.3622" calcext:value-type="float">
            <text:p>0.3622</text:p>
          </table:table-cell>
          <table:table-cell table:number-columns-repeated="3" office:value-type="float" office:value="0.3694" calcext:value-type="float">
            <text:p>0.369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684" calcext:value-type="float">
            <text:p>0.3684</text:p>
          </table:table-cell>
          <table:table-cell table:number-columns-repeated="2"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P_30 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26" calcext:value-type="float">
            <text:p>0.2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224" calcext:value-type="float">
            <text:p>0.3224</text:p>
          </table:table-cell>
          <table:table-cell table:number-columns-repeated="3" office:value-type="float" office:value="0.3231" calcext:value-type="float">
            <text:p>0.3231</text:p>
          </table:table-cell>
        </table:table-row>
        <table:table-row table:style-name="ro1">
          <table:table-cell office:value-type="string" calcext:value-type="string">
            <text:p>P_100 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1976" calcext:value-type="float">
            <text:p>0.1976</text:p>
          </table:table-cell>
          <table:table-cell table:number-columns-repeated="3" office:value-type="float" office:value="0.1973" calcext:value-type="float">
            <text:p>0.1973</text:p>
          </table:table-cell>
          <table:table-cell table:number-columns-repeated="2" office:value-type="float" office:value="0.1967" calcext:value-type="float">
            <text:p>0.1967</text:p>
          </table:table-cell>
        </table:table-row>
        <table:table-row table:style-name="ro1">
          <table:table-cell office:value-type="string" calcext:value-type="string">
            <text:p>P_200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439" calcext:value-type="float">
            <text:p>0.1439</text:p>
          </table:table-cell>
          <table:table-cell table:number-columns-repeated="3" office:value-type="float" office:value="0.1436" calcext:value-type="float">
            <text:p>0.14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3" calcext:value-type="float">
            <text:p>0.1423</text:p>
          </table:table-cell>
        </table:table-row>
        <table:table-row table:style-name="ro1">
          <table:table-cell office:value-type="string" calcext:value-type="string">
            <text:p>P_500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824" calcext:value-type="float">
            <text:p>0.0824</text:p>
          </table:table-cell>
          <table:table-cell table:number-columns-repeated="2" office:value-type="float" office:value="0.0817" calcext:value-type="float">
            <text:p>0.0817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803" calcext:value-type="float">
            <text:p>0.0803</text:p>
          </table:table-cell>
          <table:table-cell table:number-columns-repeated="2" office:value-type="float" office:value="0.0805" calcext:value-type="float">
            <text:p>0.0805</text:p>
          </table:table-cell>
          <table:table-cell office:value-type="float" office:value="0.0804" calcext:value-type="float">
            <text:p>0.0804</text:p>
          </table:table-cell>
        </table:table-row>
        <table:table-row table:style-name="ro1">
          <table:table-cell office:value-type="string" calcext:value-type="string">
            <text:p>P_1000 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0477" calcext:value-type="float">
            <text:p>0.0477</text:p>
          </table:table-cell>
          <table:table-cell table:number-columns-repeated="2" office:value-type="float" office:value="0.0474" calcext:value-type="float">
            <text:p>0.0474</text:p>
          </table:table-cell>
          <table:table-cell office:value-type="float" office:value="0.0475" calcext:value-type="float">
            <text:p>0.0475</text:p>
          </table:table-cell>
          <table:table-cell table:number-columns-repeated="2" office:value-type="float" office:value="0.0474" calcext:value-type="float">
            <text:p>0.047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4" calcext:value-type="float">
            <text:p>0.0474</text:p>
          </table:table-cell>
          <table:table-cell table:number-columns-repeated="2" office:value-type="float" office:value="0.0473" calcext:value-type="float">
            <text:p>0.0473</text:p>
          </table:table-cell>
        </table:table-row>
      </table:table>
      <table:table table:name="data_401-450_20" table:style-name="ta1">
        <table:shapes>
          <draw:frame draw:z-index="0" draw:style-name="gr1" draw:text-style-name="P1" svg:width="484.44pt" svg:height="255.23pt" svg:x="0pt" svg:y="399.06pt">
            <loext:p draw:notify-on-update-of-ranges="'data_401-450_20'.A22:'data_401-450_20'.A22 'data_401-450_20'.B22:'data_401-450_20'.V22 'data_401-450_20'.A23:'data_401-450_20'.A23 'data_401-450_20'.B23:'data_401-450_20'.V23 'data_401-450_20'.A24:'data_401-450_20'.A24 'data_401-450_20'.B24:'data_401-450_20'.V24 'data_401-450_20'.A25:'data_401-450_20'.A25 'data_401-450_20'.B25:'data_401-450_20'.V25 'data_401-450_20'.A26:'data_401-450_20'.A26 'data_401-450_20'.B26:'data_401-450_20'.V26 'data_401-450_20'.A27:'data_401-450_20'.A27 'data_401-450_20'.B27:'data_401-450_20'.V27 'data_401-450_20'.A28:'data_401-450_20'.A28 'data_401-450_20'.B28:'data_401-450_20'.V28 'data_401-450_20'.A29:'data_401-450_20'.A29 'data_401-450_20'.B29:'data_401-450_20'.V29 'data_401-450_20'.A30:'data_401-450_20'.A30 'data_401-450_20'.B30:'data_401-450_20'.V30 'data_401-450_20'.A31:'data_401-450_20'.A31 'data_401-450_20'.B31:'data_401-450_20'.V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5" office:value-type="float" office:value="50" calcext:value-type="float">
            <text:p>50</text:p>
          </table:table-cell>
          <table:table-cell table:number-columns-repeated="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table:number-columns-repeated="5" office:value-type="float" office:value="49085" calcext:value-type="float">
            <text:p>49085</text:p>
          </table:table-cell>
          <table:table-cell table:number-columns-repeated="15" office:value-type="float" office:value="48085" calcext:value-type="float">
            <text:p>4808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5" office:value-type="float" office:value="4728" calcext:value-type="float">
            <text:p>4728</text:p>
          </table:table-cell>
          <table:table-cell table:number-columns-repeated="15" office:value-type="float" office:value="4626" calcext:value-type="float">
            <text:p>462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387" calcext:value-type="float">
            <text:p>2387</text:p>
          </table:table-cell>
          <table:table-cell office:value-type="float" office:value="2272" calcext:value-type="float">
            <text:p>2272</text:p>
          </table:table-cell>
          <table:table-cell office:value-type="float" office:value="2236" calcext:value-type="float">
            <text:p>2236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78" calcext:value-type="float">
            <text:p>2278</text:p>
          </table:table-cell>
          <table:table-cell office:value-type="float" office:value="2337" calcext:value-type="float">
            <text:p>2337</text:p>
          </table:table-cell>
          <table:table-cell office:value-type="float" office:value="2374" calcext:value-type="float">
            <text:p>2374</text:p>
          </table:table-cell>
          <table:table-cell office:value-type="float" office:value="2419" calcext:value-type="float">
            <text:p>2419</text:p>
          </table:table-cell>
          <table:table-cell office:value-type="float" office:value="2451" calcext:value-type="float">
            <text:p>2451</text:p>
          </table:table-cell>
          <table:table-cell office:value-type="float" office:value="2443" calcext:value-type="float">
            <text:p>2443</text:p>
          </table:table-cell>
          <table:table-cell office:value-type="float" office:value="2448" calcext:value-type="float">
            <text:p>2448</text:p>
          </table:table-cell>
          <table:table-cell office:value-type="float" office:value="2454" calcext:value-type="float">
            <text:p>2454</text:p>
          </table:table-cell>
          <table:table-cell office:value-type="float" office:value="2436" calcext:value-type="float">
            <text:p>2436</text:p>
          </table:table-cell>
          <table:table-cell office:value-type="float" office:value="2440" calcext:value-type="float">
            <text:p>2440</text:p>
          </table:table-cell>
          <table:table-cell office:value-type="float" office:value="2459" calcext:value-type="float">
            <text:p>2459</text:p>
          </table:table-cell>
          <table:table-cell office:value-type="float" office:value="2475" calcext:value-type="float">
            <text:p>2475</text:p>
          </table:table-cell>
          <table:table-cell office:value-type="float" office:value="2481" calcext:value-type="float">
            <text:p>2481</text:p>
          </table:table-cell>
          <table:table-cell office:value-type="float" office:value="2496" calcext:value-type="float">
            <text:p>2496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2154" calcext:value-type="float">
            <text:p>0.2154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479" calcext:value-type="float">
            <text:p>0.2479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994" calcext:value-type="float">
            <text:p>0.0994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533" calcext:value-type="float">
            <text:p>0.2533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916" calcext:value-type="float">
            <text:p>0.2916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2925" calcext:value-type="float">
            <text:p>0.2925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33" calcext:value-type="float">
            <text:p>0.233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2588" calcext:value-type="float">
            <text:p>0.2588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6205" calcext:value-type="float">
            <text:p>0.620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6644" calcext:value-type="float">
            <text:p>0.6644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2" calcext:value-type="float">
            <text:p>0.7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469" calcext:value-type="float">
            <text:p>0.7469</text:p>
          </table:table-cell>
          <table:table-cell office:value-type="float" office:value="0.7407" calcext:value-type="float">
            <text:p>0.740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292" calcext:value-type="float">
            <text:p>0.4292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258" calcext:value-type="float">
            <text:p>0.5258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366" calcext:value-type="float">
            <text:p>0.3366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3993" calcext:value-type="float">
            <text:p>0.399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859" calcext:value-type="float">
            <text:p>0.285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193" calcext:value-type="float">
            <text:p>0.319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146" calcext:value-type="float">
            <text:p>0.2146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526" calcext:value-type="float">
            <text:p>0.252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823" calcext:value-type="float">
            <text:p>0.182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548" calcext:value-type="float">
            <text:p>0.154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04" calcext:value-type="float">
            <text:p>0.1704</text:p>
          </table:table-cell>
          <table:table-cell office:value-type="float" office:value="0.1703" calcext:value-type="float">
            <text:p>0.170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968" calcext:value-type="float">
            <text:p>0.096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844" calcext:value-type="float">
            <text:p>0.0844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12" calcext:value-type="float">
            <text:p>0.0812</text:p>
          </table:table-cell>
          <table:table-cell table:number-columns-repeated="2" office:value-type="float" office:value="0.0814" calcext:value-type="float">
            <text:p>0.0814</text:p>
          </table:table-cell>
          <table:table-cell table:number-columns-repeated="2" office:value-type="float" office:value="0.0817" calcext:value-type="float">
            <text:p>0.0817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/>
          <table:table-cell office:value-type="float" office:value="0.0492" calcext:value-type="float">
            <text:p>0.0492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78" calcext:value-type="float">
            <text:p>0.0478</text:p>
          </table:table-cell>
          <table:table-cell table:number-columns-repeated="2" office:value-type="float" office:value="0.0483" calcext:value-type="float">
            <text:p>0.0483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01" calcext:value-type="float">
            <text:p>0.0501</text:p>
          </table:table-cell>
          <table:table-cell table:number-columns-repeated="2" office:value-type="float" office:value="0.0502" calcext:value-type="float">
            <text:p>0.0502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float" office:value="0.472" calcext:value-type="float">
            <text:p>0.472</text:p>
          </table:table-cell>
          <table:table-cell table:number-columns-repeated="2" office:value-type="float" office:value="0.416" calcext:value-type="float">
            <text:p>0.416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4" calcext:value-type="float">
            <text:p>0.4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31" calcext:value-type="float">
            <text:p>0.4531</text:p>
          </table:table-cell>
          <table:table-cell table:number-columns-repeated="2" office:value-type="float" office:value="0.4612" calcext:value-type="float">
            <text:p>0.4612</text:p>
          </table:table-cell>
          <table:table-cell table:number-columns-repeated="2" office:value-type="float" office:value="0.4735" calcext:value-type="float">
            <text:p>0.4735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98" calcext:value-type="float">
            <text:p>0.4898</text:p>
          </table:table-cell>
          <table:table-cell table:number-columns-repeated="4" office:value-type="float" office:value="0.4939" calcext:value-type="float">
            <text:p>0.4939</text:p>
          </table:table-cell>
        </table:table-row>
        <table:table-row table:style-name="ro1">
          <table:table-cell office:value-type="string" calcext:value-type="string">
            <text:p>P_10 </text:p>
          </table:table-cell>
          <table:table-cell office:value-type="float" office:value="0.436" calcext:value-type="float">
            <text:p>0.4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02" calcext:value-type="float">
            <text:p>0.4102</text:p>
          </table:table-cell>
          <table:table-cell table:number-columns-repeated="2" office:value-type="float" office:value="0.4224" calcext:value-type="float">
            <text:p>0.4224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327" calcext:value-type="float">
            <text:p>0.4327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633" calcext:value-type="float">
            <text:p>0.4633</text:p>
          </table:table-cell>
          <table:table-cell table:number-columns-repeated="2"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P_15 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2" calcext:value-type="float">
            <text:p>0.32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701" calcext:value-type="float">
            <text:p>0.370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082" calcext:value-type="float">
            <text:p>0.4082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299" calcext:value-type="float">
            <text:p>0.4299</text:p>
          </table:table-cell>
        </table:table-row>
        <table:table-row table:style-name="ro1">
          <table:table-cell office:value-type="string" calcext:value-type="string">
            <text:p>P_20</text:p>
          </table:table-cell>
          <table:table-cell office:value-type="float" office:value="0.392" calcext:value-type="float">
            <text:p>0.39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35" calcext:value-type="float">
            <text:p>0.3735</text:p>
          </table:table-cell>
          <table:table-cell table:number-columns-repeated="3" office:value-type="float" office:value="0.3776" calcext:value-type="float">
            <text:p>0.377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888" calcext:value-type="float">
            <text:p>0.3888</text:p>
          </table:table-cell>
          <table:table-cell table:number-columns-repeated="2" office:value-type="float" office:value="0.3949" calcext:value-type="float">
            <text:p>0.3949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P_30 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28" calcext:value-type="float">
            <text:p>0.28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1" calcext:value-type="float">
            <text:p>0.3231</text:p>
          </table:table-cell>
          <table:table-cell table:number-columns-repeated="2" office:value-type="float" office:value="0.3313" calcext:value-type="float">
            <text:p>0.331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3585" calcext:value-type="float">
            <text:p>0.3585</text:p>
          </table:table-cell>
        </table:table-row>
        <table:table-row table:style-name="ro1">
          <table:table-cell office:value-type="string" calcext:value-type="string">
            <text:p>P_100 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2194" calcext:value-type="float">
            <text:p>0.2194</text:p>
          </table:table-cell>
          <table:table-cell table:number-columns-repeated="2" office:value-type="float" office:value="0.2212" calcext:value-type="float">
            <text:p>0.2212</text:p>
          </table:table-cell>
        </table:table-row>
        <table:table-row table:style-name="ro1">
          <table:table-cell office:value-type="string" calcext:value-type="string">
            <text:p>P_200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string" calcext:value-type="string">
            <text:p>P_500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P_1000 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511" calcext:value-type="float">
            <text:p>0.0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2:19:01.938199834</dc:date>
    <meta:editing-duration>PT9M32S</meta:editing-duration>
    <meta:editing-cycles>1</meta:editing-cycles>
    <meta:generator>LibreOffice/5.1.6.2$Linux_X86_64 LibreOffice_project/10m0$Build-2</meta:generator>
    <meta:document-statistic meta:table-count="3" meta:cell-count="19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91cm" svg:height="9.005cm" xlink:href=".." xlink:type="simple" chart:class="chart:line" chart:style-name="ch1">
        <chart:legend chart:legend-position="end" svg:x="14.477cm" svg:y="2.211cm" style:legend-expansion="high" chart:style-name="ch2"/>
        <chart:plot-area chart:style-name="ch3" table:cell-range-address="'data_401-450_20'.A22:'data_401-450_20'.V31" chart:data-source-has-labels="both" svg:x="0.341cm" svg:y="0.18cm" svg:width="13.795cm" svg:height="8.645cm">
          <chartooo:coordinate-region svg:x="1.068cm" svg:y="0.38cm" svg:width="12.881cm" svg:height="7.798cm"/>
          <chart:axis chart:dimension="x" chart:name="primary-x" chart:style-name="ch4" chartooo:axis-type="auto">
            <chartooo:date-scale/>
            <chart:categories table:cell-range-address="'data_401-450_20'.B22:'data_401-45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401-450_20'.B23:'data_401-450_20'.V23" chart:label-cell-address="'data_401-450_20'.A23:'data_401-450_20'.A23" chart:class="chart:line">
            <chart:data-point chart:repeated="21"/>
          </chart:series>
          <chart:series chart:style-name="ch7" chart:values-cell-range-address="'data_401-450_20'.B24:'data_401-450_20'.V24" chart:label-cell-address="'data_401-450_20'.A24:'data_401-450_20'.A24" chart:class="chart:line">
            <chart:data-point chart:repeated="21"/>
          </chart:series>
          <chart:series chart:style-name="ch8" chart:values-cell-range-address="'data_401-450_20'.B25:'data_401-450_20'.V25" chart:label-cell-address="'data_401-450_20'.A25:'data_401-450_20'.A25" chart:class="chart:line">
            <chart:data-point chart:repeated="21"/>
          </chart:series>
          <chart:series chart:style-name="ch9" chart:values-cell-range-address="'data_401-450_20'.B26:'data_401-450_20'.V26" chart:label-cell-address="'data_401-450_20'.A26:'data_401-450_20'.A26" chart:class="chart:line">
            <chart:data-point chart:repeated="21"/>
          </chart:series>
          <chart:series chart:style-name="ch10" chart:values-cell-range-address="'data_401-450_20'.B27:'data_401-450_20'.V27" chart:label-cell-address="'data_401-450_20'.A27:'data_401-450_20'.A27" chart:class="chart:line">
            <chart:data-point chart:repeated="21"/>
          </chart:series>
          <chart:series chart:style-name="ch11" chart:values-cell-range-address="'data_401-450_20'.B28:'data_401-450_20'.V28" chart:label-cell-address="'data_401-450_20'.A28:'data_401-450_20'.A28" chart:class="chart:line">
            <chart:data-point chart:repeated="21"/>
          </chart:series>
          <chart:series chart:style-name="ch12" chart:values-cell-range-address="'data_401-450_20'.B29:'data_401-450_20'.V29" chart:label-cell-address="'data_401-450_20'.A29:'data_401-450_20'.A29" chart:class="chart:line">
            <chart:data-point chart:repeated="21"/>
          </chart:series>
          <chart:series chart:style-name="ch13" chart:values-cell-range-address="'data_401-450_20'.B30:'data_401-450_20'.V30" chart:label-cell-address="'data_401-450_20'.A30:'data_401-450_20'.A30" chart:class="chart:line">
            <chart:data-point chart:repeated="21"/>
          </chart:series>
          <chart:series chart:style-name="ch14" chart:values-cell-range-address="'data_401-450_20'.B31:'data_401-450_20'.V31" chart:label-cell-address="'data_401-450_20'.A31:'data_401-45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401-450_20'.B22:'data_401-45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401-450_20'.A23:'data_401-450_20'.A23</svg:desc>
                </draw:g>
              </table:table-cell>
              <table:table-cell office:value-type="float" office:value="0.472">
                <text:p>0.472</text:p>
                <draw:g>
                  <svg:desc>'data_401-450_20'.B23:'data_401-450_20'.V23</svg:desc>
                </draw:g>
              </table:table-cell>
              <table:table-cell office:value-type="float" office:value="0.416">
                <text:p>0.416</text:p>
              </table:table-cell>
              <table:table-cell office:value-type="float" office:value="0.416">
                <text:p>0.416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4">
                <text:p>0.4</text:p>
              </table:table-cell>
              <table:table-cell office:value-type="float" office:value="0.4082">
                <text:p>0.4082</text:p>
              </table:table-cell>
              <table:table-cell office:value-type="float" office:value="0.4327">
                <text:p>0.4327</text:p>
              </table:table-cell>
              <table:table-cell office:value-type="float" office:value="0.449">
                <text:p>0.449</text:p>
              </table:table-cell>
              <table:table-cell office:value-type="float" office:value="0.4531">
                <text:p>0.4531</text:p>
              </table:table-cell>
              <table:table-cell office:value-type="float" office:value="0.4612">
                <text:p>0.4612</text:p>
              </table:table-cell>
              <table:table-cell office:value-type="float" office:value="0.4612">
                <text:p>0.4612</text:p>
              </table:table-cell>
              <table:table-cell office:value-type="float" office:value="0.4735">
                <text:p>0.4735</text:p>
              </table:table-cell>
              <table:table-cell office:value-type="float" office:value="0.4735">
                <text:p>0.4735</text:p>
              </table:table-cell>
              <table:table-cell office:value-type="float" office:value="0.4776">
                <text:p>0.4776</text:p>
              </table:table-cell>
              <table:table-cell office:value-type="float" office:value="0.498">
                <text:p>0.498</text:p>
              </table:table-cell>
              <table:table-cell office:value-type="float" office:value="0.4898">
                <text:p>0.4898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</table:table-row>
            <table:table-row>
              <table:table-cell office:value-type="string">
                <text:p>P_10 </text:p>
                <draw:g>
                  <svg:desc>'data_401-450_20'.A24:'data_401-450_20'.A24</svg:desc>
                </draw:g>
              </table:table-cell>
              <table:table-cell office:value-type="float" office:value="0.436">
                <text:p>0.436</text:p>
                <draw:g>
                  <svg:desc>'data_401-450_20'.B24:'data_401-450_20'.V24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0.366">
                <text:p>0.366</text:p>
              </table:table-cell>
              <table:table-cell office:value-type="float" office:value="0.35">
                <text:p>0.35</text:p>
              </table:table-cell>
              <table:table-cell office:value-type="float" office:value="0.354">
                <text:p>0.354</text:p>
              </table:table-cell>
              <table:table-cell office:value-type="float" office:value="0.366">
                <text:p>0.366</text:p>
              </table:table-cell>
              <table:table-cell office:value-type="float" office:value="0.3796">
                <text:p>0.3796</text:p>
              </table:table-cell>
              <table:table-cell office:value-type="float" office:value="0.3939">
                <text:p>0.3939</text:p>
              </table:table-cell>
              <table:table-cell office:value-type="float" office:value="0.4041">
                <text:p>0.4041</text:p>
              </table:table-cell>
              <table:table-cell office:value-type="float" office:value="0.4102">
                <text:p>0.4102</text:p>
              </table:table-cell>
              <table:table-cell office:value-type="float" office:value="0.4224">
                <text:p>0.4224</text:p>
              </table:table-cell>
              <table:table-cell office:value-type="float" office:value="0.4224">
                <text:p>0.4224</text:p>
              </table:table-cell>
              <table:table-cell office:value-type="float" office:value="0.4265">
                <text:p>0.4265</text:p>
              </table:table-cell>
              <table:table-cell office:value-type="float" office:value="0.4367">
                <text:p>0.4367</text:p>
              </table:table-cell>
              <table:table-cell office:value-type="float" office:value="0.4327">
                <text:p>0.4327</text:p>
              </table:table-cell>
              <table:table-cell office:value-type="float" office:value="0.4327">
                <text:p>0.4327</text:p>
              </table:table-cell>
              <table:table-cell office:value-type="float" office:value="0.4388">
                <text:p>0.4388</text:p>
              </table:table-cell>
              <table:table-cell office:value-type="float" office:value="0.4531">
                <text:p>0.4531</text:p>
              </table:table-cell>
              <table:table-cell office:value-type="float" office:value="0.4633">
                <text:p>0.4633</text:p>
              </table:table-cell>
              <table:table-cell office:value-type="float" office:value="0.4612">
                <text:p>0.4612</text:p>
              </table:table-cell>
              <table:table-cell office:value-type="float" office:value="0.4612">
                <text:p>0.4612</text:p>
              </table:table-cell>
            </table:table-row>
            <table:table-row>
              <table:table-cell office:value-type="string">
                <text:p>P_15 </text:p>
                <draw:g>
                  <svg:desc>'data_401-450_20'.A25:'data_401-450_20'.A25</svg:desc>
                </draw:g>
              </table:table-cell>
              <table:table-cell office:value-type="float" office:value="0.4173">
                <text:p>0.4173</text:p>
                <draw:g>
                  <svg:desc>'data_401-450_20'.B25:'data_401-450_20'.V25</svg:desc>
                </draw:g>
              </table:table-cell>
              <table:table-cell office:value-type="float" office:value="0.3627">
                <text:p>0.3627</text:p>
              </table:table-cell>
              <table:table-cell office:value-type="float" office:value="0.3493">
                <text:p>0.3493</text:p>
              </table:table-cell>
              <table:table-cell office:value-type="float" office:value="0.32">
                <text:p>0.32</text:p>
              </table:table-cell>
              <table:table-cell office:value-type="float" office:value="0.3387">
                <text:p>0.3387</text:p>
              </table:table-cell>
              <table:table-cell office:value-type="float" office:value="0.344">
                <text:p>0.344</text:p>
              </table:table-cell>
              <table:table-cell office:value-type="float" office:value="0.3497">
                <text:p>0.3497</text:p>
              </table:table-cell>
              <table:table-cell office:value-type="float" office:value="0.3701">
                <text:p>0.3701</text:p>
              </table:table-cell>
              <table:table-cell office:value-type="float" office:value="0.3782">
                <text:p>0.3782</text:p>
              </table:table-cell>
              <table:table-cell office:value-type="float" office:value="0.3796">
                <text:p>0.3796</text:p>
              </table:table-cell>
              <table:table-cell office:value-type="float" office:value="0.3864">
                <text:p>0.3864</text:p>
              </table:table-cell>
              <table:table-cell office:value-type="float" office:value="0.3946">
                <text:p>0.3946</text:p>
              </table:table-cell>
              <table:table-cell office:value-type="float" office:value="0.3959">
                <text:p>0.3959</text:p>
              </table:table-cell>
              <table:table-cell office:value-type="float" office:value="0.4041">
                <text:p>0.4041</text:p>
              </table:table-cell>
              <table:table-cell office:value-type="float" office:value="0.4054">
                <text:p>0.4054</text:p>
              </table:table-cell>
              <table:table-cell office:value-type="float" office:value="0.4082">
                <text:p>0.4082</text:p>
              </table:table-cell>
              <table:table-cell office:value-type="float" office:value="0.4122">
                <text:p>0.4122</text:p>
              </table:table-cell>
              <table:table-cell office:value-type="float" office:value="0.4122">
                <text:p>0.4122</text:p>
              </table:table-cell>
              <table:table-cell office:value-type="float" office:value="0.4259">
                <text:p>0.4259</text:p>
              </table:table-cell>
              <table:table-cell office:value-type="float" office:value="0.4272">
                <text:p>0.4272</text:p>
              </table:table-cell>
              <table:table-cell office:value-type="float" office:value="0.4299">
                <text:p>0.4299</text:p>
              </table:table-cell>
            </table:table-row>
            <table:table-row>
              <table:table-cell office:value-type="string">
                <text:p>P_20</text:p>
                <draw:g>
                  <svg:desc>'data_401-450_20'.A26:'data_401-450_20'.A26</svg:desc>
                </draw:g>
              </table:table-cell>
              <table:table-cell office:value-type="float" office:value="0.392">
                <text:p>0.392</text:p>
                <draw:g>
                  <svg:desc>'data_401-450_20'.B26:'data_401-450_20'.V26</svg:desc>
                </draw:g>
              </table:table-cell>
              <table:table-cell office:value-type="float" office:value="0.337">
                <text:p>0.337</text:p>
              </table:table-cell>
              <table:table-cell office:value-type="float" office:value="0.323">
                <text:p>0.323</text:p>
              </table:table-cell>
              <table:table-cell office:value-type="float" office:value="0.305">
                <text:p>0.305</text:p>
              </table:table-cell>
              <table:table-cell office:value-type="float" office:value="0.311">
                <text:p>0.311</text:p>
              </table:table-cell>
              <table:table-cell office:value-type="float" office:value="0.317">
                <text:p>0.317</text:p>
              </table:table-cell>
              <table:table-cell office:value-type="float" office:value="0.3347">
                <text:p>0.3347</text:p>
              </table:table-cell>
              <table:table-cell office:value-type="float" office:value="0.3459">
                <text:p>0.3459</text:p>
              </table:table-cell>
              <table:table-cell office:value-type="float" office:value="0.3541">
                <text:p>0.3541</text:p>
              </table:table-cell>
              <table:table-cell office:value-type="float" office:value="0.3561">
                <text:p>0.3561</text:p>
              </table:table-cell>
              <table:table-cell office:value-type="float" office:value="0.3704">
                <text:p>0.3704</text:p>
              </table:table-cell>
              <table:table-cell office:value-type="float" office:value="0.3714">
                <text:p>0.3714</text:p>
              </table:table-cell>
              <table:table-cell office:value-type="float" office:value="0.3735">
                <text:p>0.3735</text:p>
              </table:table-cell>
              <table:table-cell office:value-type="float" office:value="0.3776">
                <text:p>0.3776</text:p>
              </table:table-cell>
              <table:table-cell office:value-type="float" office:value="0.3776">
                <text:p>0.3776</text:p>
              </table:table-cell>
              <table:table-cell office:value-type="float" office:value="0.3776">
                <text:p>0.3776</text:p>
              </table:table-cell>
              <table:table-cell office:value-type="float" office:value="0.3847">
                <text:p>0.3847</text:p>
              </table:table-cell>
              <table:table-cell office:value-type="float" office:value="0.3888">
                <text:p>0.3888</text:p>
              </table:table-cell>
              <table:table-cell office:value-type="float" office:value="0.3949">
                <text:p>0.3949</text:p>
              </table:table-cell>
              <table:table-cell office:value-type="float" office:value="0.3949">
                <text:p>0.394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P_30 </text:p>
                <draw:g>
                  <svg:desc>'data_401-450_20'.A27:'data_401-450_20'.A27</svg:desc>
                </draw:g>
              </table:table-cell>
              <table:table-cell office:value-type="float" office:value="0.348">
                <text:p>0.348</text:p>
                <draw:g>
                  <svg:desc>'data_401-450_20'.B27:'data_401-450_20'.V27</svg:desc>
                </draw:g>
              </table:table-cell>
              <table:table-cell office:value-type="float" office:value="0.2953">
                <text:p>0.2953</text:p>
              </table:table-cell>
              <table:table-cell office:value-type="float" office:value="0.2887">
                <text:p>0.2887</text:p>
              </table:table-cell>
              <table:table-cell office:value-type="float" office:value="0.2747">
                <text:p>0.2747</text:p>
              </table:table-cell>
              <table:table-cell office:value-type="float" office:value="0.28">
                <text:p>0.28</text:p>
              </table:table-cell>
              <table:table-cell office:value-type="float" office:value="0.2953">
                <text:p>0.2953</text:p>
              </table:table-cell>
              <table:table-cell office:value-type="float" office:value="0.3027">
                <text:p>0.3027</text:p>
              </table:table-cell>
              <table:table-cell office:value-type="float" office:value="0.3136">
                <text:p>0.3136</text:p>
              </table:table-cell>
              <table:table-cell office:value-type="float" office:value="0.317">
                <text:p>0.317</text:p>
              </table:table-cell>
              <table:table-cell office:value-type="float" office:value="0.3231">
                <text:p>0.3231</text:p>
              </table:table-cell>
              <table:table-cell office:value-type="float" office:value="0.3313">
                <text:p>0.3313</text:p>
              </table:table-cell>
              <table:table-cell office:value-type="float" office:value="0.3313">
                <text:p>0.3313</text:p>
              </table:table-cell>
              <table:table-cell office:value-type="float" office:value="0.3333">
                <text:p>0.3333</text:p>
              </table:table-cell>
              <table:table-cell office:value-type="float" office:value="0.3429">
                <text:p>0.3429</text:p>
              </table:table-cell>
              <table:table-cell office:value-type="float" office:value="0.3435">
                <text:p>0.3435</text:p>
              </table:table-cell>
              <table:table-cell office:value-type="float" office:value="0.349">
                <text:p>0.349</text:p>
              </table:table-cell>
              <table:table-cell office:value-type="float" office:value="0.3503">
                <text:p>0.3503</text:p>
              </table:table-cell>
              <table:table-cell office:value-type="float" office:value="0.3531">
                <text:p>0.3531</text:p>
              </table:table-cell>
              <table:table-cell office:value-type="float" office:value="0.3565">
                <text:p>0.3565</text:p>
              </table:table-cell>
              <table:table-cell office:value-type="float" office:value="0.3585">
                <text:p>0.3585</text:p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P_100 </text:p>
                <draw:g>
                  <svg:desc>'data_401-450_20'.A28:'data_401-450_20'.A28</svg:desc>
                </draw:g>
              </table:table-cell>
              <table:table-cell office:value-type="float" office:value="0.2262">
                <text:p>0.2262</text:p>
                <draw:g>
                  <svg:desc>'data_401-450_20'.B28:'data_401-450_20'.V28</svg:desc>
                </draw:g>
              </table:table-cell>
              <table:table-cell office:value-type="float" office:value="0.1942">
                <text:p>0.1942</text:p>
              </table:table-cell>
              <table:table-cell office:value-type="float" office:value="0.182">
                <text:p>0.182</text:p>
              </table:table-cell>
              <table:table-cell office:value-type="float" office:value="0.1794">
                <text:p>0.1794</text:p>
              </table:table-cell>
              <table:table-cell office:value-type="float" office:value="0.1864">
                <text:p>0.1864</text:p>
              </table:table-cell>
              <table:table-cell office:value-type="float" office:value="0.186">
                <text:p>0.186</text:p>
              </table:table-cell>
              <table:table-cell office:value-type="float" office:value="0.1914">
                <text:p>0.1914</text:p>
              </table:table-cell>
              <table:table-cell office:value-type="float" office:value="0.1961">
                <text:p>0.1961</text:p>
              </table:table-cell>
              <table:table-cell office:value-type="float" office:value="0.2016">
                <text:p>0.2016</text:p>
              </table:table-cell>
              <table:table-cell office:value-type="float" office:value="0.2033">
                <text:p>0.2033</text:p>
              </table:table-cell>
              <table:table-cell office:value-type="float" office:value="0.2082">
                <text:p>0.2082</text:p>
              </table:table-cell>
              <table:table-cell office:value-type="float" office:value="0.2092">
                <text:p>0.2092</text:p>
              </table:table-cell>
              <table:table-cell office:value-type="float" office:value="0.2108">
                <text:p>0.2108</text:p>
              </table:table-cell>
              <table:table-cell office:value-type="float" office:value="0.212">
                <text:p>0.212</text:p>
              </table:table-cell>
              <table:table-cell office:value-type="float" office:value="0.2135">
                <text:p>0.2135</text:p>
              </table:table-cell>
              <table:table-cell office:value-type="float" office:value="0.2153">
                <text:p>0.2153</text:p>
              </table:table-cell>
              <table:table-cell office:value-type="float" office:value="0.2178">
                <text:p>0.2178</text:p>
              </table:table-cell>
              <table:table-cell office:value-type="float" office:value="0.2182">
                <text:p>0.2182</text:p>
              </table:table-cell>
              <table:table-cell office:value-type="float" office:value="0.2194">
                <text:p>0.2194</text:p>
              </table:table-cell>
              <table:table-cell office:value-type="float" office:value="0.2212">
                <text:p>0.2212</text:p>
              </table:table-cell>
              <table:table-cell office:value-type="float" office:value="0.2212">
                <text:p>0.2212</text:p>
              </table:table-cell>
            </table:table-row>
            <table:table-row>
              <table:table-cell office:value-type="string">
                <text:p>P_200</text:p>
                <draw:g>
                  <svg:desc>'data_401-450_20'.A29:'data_401-450_20'.A29</svg:desc>
                </draw:g>
              </table:table-cell>
              <table:table-cell office:value-type="float" office:value="0.1557">
                <text:p>0.1557</text:p>
                <draw:g>
                  <svg:desc>'data_401-450_20'.B29:'data_401-450_20'.V29</svg:desc>
                </draw:g>
              </table:table-cell>
              <table:table-cell office:value-type="float" office:value="0.1296">
                <text:p>0.1296</text:p>
              </table:table-cell>
              <table:table-cell office:value-type="float" office:value="0.1248">
                <text:p>0.1248</text:p>
              </table:table-cell>
              <table:table-cell office:value-type="float" office:value="0.1239">
                <text:p>0.1239</text:p>
              </table:table-cell>
              <table:table-cell office:value-type="float" office:value="0.1246">
                <text:p>0.1246</text:p>
              </table:table-cell>
              <table:table-cell office:value-type="float" office:value="0.1267">
                <text:p>0.1267</text:p>
              </table:table-cell>
              <table:table-cell office:value-type="float" office:value="0.1273">
                <text:p>0.1273</text:p>
              </table:table-cell>
              <table:table-cell office:value-type="float" office:value="0.1347">
                <text:p>0.1347</text:p>
              </table:table-cell>
              <table:table-cell office:value-type="float" office:value="0.1369">
                <text:p>0.1369</text:p>
              </table:table-cell>
              <table:table-cell office:value-type="float" office:value="0.1387">
                <text:p>0.1387</text:p>
              </table:table-cell>
              <table:table-cell office:value-type="float" office:value="0.1437">
                <text:p>0.1437</text:p>
              </table:table-cell>
              <table:table-cell office:value-type="float" office:value="0.144">
                <text:p>0.144</text:p>
              </table:table-cell>
              <table:table-cell office:value-type="float" office:value="0.1441">
                <text:p>0.1441</text:p>
              </table:table-cell>
              <table:table-cell office:value-type="float" office:value="0.1454">
                <text:p>0.1454</text:p>
              </table:table-cell>
              <table:table-cell office:value-type="float" office:value="0.146">
                <text:p>0.146</text:p>
              </table:table-cell>
              <table:table-cell office:value-type="float" office:value="0.1465">
                <text:p>0.1465</text:p>
              </table:table-cell>
              <table:table-cell office:value-type="float" office:value="0.1472">
                <text:p>0.1472</text:p>
              </table:table-cell>
              <table:table-cell office:value-type="float" office:value="0.1474">
                <text:p>0.1474</text:p>
              </table:table-cell>
              <table:table-cell office:value-type="float" office:value="0.1481">
                <text:p>0.1481</text:p>
              </table:table-cell>
              <table:table-cell office:value-type="float" office:value="0.1485">
                <text:p>0.1485</text:p>
              </table:table-cell>
              <table:table-cell office:value-type="float" office:value="0.1486">
                <text:p>0.1486</text:p>
              </table:table-cell>
            </table:table-row>
            <table:table-row>
              <table:table-cell office:value-type="string">
                <text:p>P_500</text:p>
                <draw:g>
                  <svg:desc>'data_401-450_20'.A30:'data_401-450_20'.A30</svg:desc>
                </draw:g>
              </table:table-cell>
              <table:table-cell office:value-type="float" office:value="0.0862">
                <text:p>0.0862</text:p>
                <draw:g>
                  <svg:desc>'data_401-450_20'.B30:'data_401-450_20'.V30</svg:desc>
                </draw:g>
              </table:table-cell>
              <table:table-cell office:value-type="float" office:value="0.0738">
                <text:p>0.0738</text:p>
              </table:table-cell>
              <table:table-cell office:value-type="float" office:value="0.0725">
                <text:p>0.0725</text:p>
              </table:table-cell>
              <table:table-cell office:value-type="float" office:value="0.0728">
                <text:p>0.0728</text:p>
              </table:table-cell>
              <table:table-cell office:value-type="float" office:value="0.0726">
                <text:p>0.0726</text:p>
              </table:table-cell>
              <table:table-cell office:value-type="float" office:value="0.074">
                <text:p>0.074</text:p>
              </table:table-cell>
              <table:table-cell office:value-type="float" office:value="0.0745">
                <text:p>0.0745</text:p>
              </table:table-cell>
              <table:table-cell office:value-type="float" office:value="0.0773">
                <text:p>0.0773</text:p>
              </table:table-cell>
              <table:table-cell office:value-type="float" office:value="0.0794">
                <text:p>0.0794</text:p>
              </table:table-cell>
              <table:table-cell office:value-type="float" office:value="0.0798">
                <text:p>0.0798</text:p>
              </table:table-cell>
              <table:table-cell office:value-type="float" office:value="0.082">
                <text:p>0.082</text:p>
              </table:table-cell>
              <table:table-cell office:value-type="float" office:value="0.0818">
                <text:p>0.0818</text:p>
              </table:table-cell>
              <table:table-cell office:value-type="float" office:value="0.0815">
                <text:p>0.0815</text:p>
              </table:table-cell>
              <table:table-cell office:value-type="float" office:value="0.0816">
                <text:p>0.0816</text:p>
              </table:table-cell>
              <table:table-cell office:value-type="float" office:value="0.0815">
                <text:p>0.0815</text:p>
              </table:table-cell>
              <table:table-cell office:value-type="float" office:value="0.0821">
                <text:p>0.0821</text:p>
              </table:table-cell>
              <table:table-cell office:value-type="float" office:value="0.0822">
                <text:p>0.0822</text:p>
              </table:table-cell>
              <table:table-cell office:value-type="float" office:value="0.0826">
                <text:p>0.0826</text:p>
              </table:table-cell>
              <table:table-cell office:value-type="float" office:value="0.0831">
                <text:p>0.0831</text:p>
              </table:table-cell>
              <table:table-cell office:value-type="float" office:value="0.0835">
                <text:p>0.0835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P_1000 </text:p>
                <draw:g>
                  <svg:desc>'data_401-450_20'.A31:'data_401-450_20'.A31</svg:desc>
                </draw:g>
              </table:table-cell>
              <table:table-cell office:value-type="float" office:value="0.0536">
                <text:p>0.0536</text:p>
                <draw:g>
                  <svg:desc>'data_401-450_20'.B31:'data_401-450_20'.V31</svg:desc>
                </draw:g>
              </table:table-cell>
              <table:table-cell office:value-type="float" office:value="0.0477">
                <text:p>0.0477</text:p>
              </table:table-cell>
              <table:table-cell office:value-type="float" office:value="0.0454">
                <text:p>0.0454</text:p>
              </table:table-cell>
              <table:table-cell office:value-type="float" office:value="0.0447">
                <text:p>0.0447</text:p>
              </table:table-cell>
              <table:table-cell office:value-type="float" office:value="0.0452">
                <text:p>0.0452</text:p>
              </table:table-cell>
              <table:table-cell office:value-type="float" office:value="0.0464">
                <text:p>0.0464</text:p>
              </table:table-cell>
              <table:table-cell office:value-type="float" office:value="0.0465">
                <text:p>0.0465</text:p>
              </table:table-cell>
              <table:table-cell office:value-type="float" office:value="0.0477">
                <text:p>0.0477</text:p>
              </table:table-cell>
              <table:table-cell office:value-type="float" office:value="0.0484">
                <text:p>0.0484</text:p>
              </table:table-cell>
              <table:table-cell office:value-type="float" office:value="0.0494">
                <text:p>0.0494</text:p>
              </table:table-cell>
              <table:table-cell office:value-type="float" office:value="0.05">
                <text:p>0.05</text:p>
              </table:table-cell>
              <table:table-cell office:value-type="float" office:value="0.0499">
                <text:p>0.0499</text:p>
              </table:table-cell>
              <table:table-cell office:value-type="float" office:value="0.05">
                <text:p>0.05</text:p>
              </table:table-cell>
              <table:table-cell office:value-type="float" office:value="0.0501">
                <text:p>0.0501</text:p>
              </table:table-cell>
              <table:table-cell office:value-type="float" office:value="0.0497">
                <text:p>0.0497</text:p>
              </table:table-cell>
              <table:table-cell office:value-type="float" office:value="0.0498">
                <text:p>0.0498</text:p>
              </table:table-cell>
              <table:table-cell office:value-type="float" office:value="0.0502">
                <text:p>0.0502</text:p>
              </table:table-cell>
              <table:table-cell office:value-type="float" office:value="0.0505">
                <text:p>0.0505</text:p>
              </table:table-cell>
              <table:table-cell office:value-type="float" office:value="0.0506">
                <text:p>0.0506</text:p>
              </table:table-cell>
              <table:table-cell office:value-type="float" office:value="0.0509">
                <text:p>0.0509</text:p>
              </table:table-cell>
              <table:table-cell office:value-type="float" office:value="0.0511">
                <text:p>0.0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55cm" svg:height="8.74cm" xlink:href=".." xlink:type="simple" chart:class="chart:line" chart:style-name="ch1">
        <chart:legend chart:legend-position="end" svg:x="14.641cm" svg:y="2.079cm" style:legend-expansion="high" chart:style-name="ch2"/>
        <chart:plot-area chart:style-name="ch3" table:cell-range-address="'data_351-400_20'.A22:'data_351-400_20'.V31" chart:data-source-has-labels="both" svg:x="0.345cm" svg:y="0.174cm" svg:width="13.951cm" svg:height="8.392cm">
          <chartooo:coordinate-region svg:x="1.072cm" svg:y="0.374cm" svg:width="13.037cm" svg:height="7.545cm"/>
          <chart:axis chart:dimension="x" chart:name="primary-x" chart:style-name="ch4" chartooo:axis-type="auto">
            <chartooo:date-scale/>
            <chart:categories table:cell-range-address="'data_351-400_20'.B22:'data_351-40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351-400_20'.B23:'data_351-400_20'.V23" chart:label-cell-address="'data_351-400_20'.A23:'data_351-400_20'.A23" chart:class="chart:line">
            <chart:data-point chart:repeated="21"/>
          </chart:series>
          <chart:series chart:style-name="ch7" chart:values-cell-range-address="'data_351-400_20'.B24:'data_351-400_20'.V24" chart:label-cell-address="'data_351-400_20'.A24:'data_351-400_20'.A24" chart:class="chart:line">
            <chart:data-point chart:repeated="21"/>
          </chart:series>
          <chart:series chart:style-name="ch8" chart:values-cell-range-address="'data_351-400_20'.B25:'data_351-400_20'.V25" chart:label-cell-address="'data_351-400_20'.A25:'data_351-400_20'.A25" chart:class="chart:line">
            <chart:data-point chart:repeated="21"/>
          </chart:series>
          <chart:series chart:style-name="ch9" chart:values-cell-range-address="'data_351-400_20'.B26:'data_351-400_20'.V26" chart:label-cell-address="'data_351-400_20'.A26:'data_351-400_20'.A26" chart:class="chart:line">
            <chart:data-point chart:repeated="21"/>
          </chart:series>
          <chart:series chart:style-name="ch10" chart:values-cell-range-address="'data_351-400_20'.B27:'data_351-400_20'.V27" chart:label-cell-address="'data_351-400_20'.A27:'data_351-400_20'.A27" chart:class="chart:line">
            <chart:data-point chart:repeated="21"/>
          </chart:series>
          <chart:series chart:style-name="ch11" chart:values-cell-range-address="'data_351-400_20'.B28:'data_351-400_20'.V28" chart:label-cell-address="'data_351-400_20'.A28:'data_351-400_20'.A28" chart:class="chart:line">
            <chart:data-point chart:repeated="21"/>
          </chart:series>
          <chart:series chart:style-name="ch12" chart:values-cell-range-address="'data_351-400_20'.B29:'data_351-400_20'.V29" chart:label-cell-address="'data_351-400_20'.A29:'data_351-400_20'.A29" chart:class="chart:line">
            <chart:data-point chart:repeated="21"/>
          </chart:series>
          <chart:series chart:style-name="ch13" chart:values-cell-range-address="'data_351-400_20'.B30:'data_351-400_20'.V30" chart:label-cell-address="'data_351-400_20'.A30:'data_351-400_20'.A30" chart:class="chart:line">
            <chart:data-point chart:repeated="21"/>
          </chart:series>
          <chart:series chart:style-name="ch14" chart:values-cell-range-address="'data_351-400_20'.B31:'data_351-400_20'.V31" chart:label-cell-address="'data_351-400_20'.A31:'data_351-40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351-400_20'.B22:'data_351-40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351-400_20'.A23:'data_351-400_20'.A23</svg:desc>
                </draw:g>
              </table:table-cell>
              <table:table-cell office:value-type="float" office:value="0.48">
                <text:p>0.48</text:p>
                <draw:g>
                  <svg:desc>'data_351-400_20'.B23:'data_351-400_20'.V23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0.4">
                <text:p>0.4</text:p>
              </table:table-cell>
              <table:table-cell office:value-type="float" office:value="0.3878">
                <text:p>0.3878</text:p>
              </table:table-cell>
              <table:table-cell office:value-type="float" office:value="0.4449">
                <text:p>0.4449</text:p>
              </table:table-cell>
              <table:table-cell office:value-type="float" office:value="0.4531">
                <text:p>0.4531</text:p>
              </table:table-cell>
              <table:table-cell office:value-type="float" office:value="0.4571">
                <text:p>0.4571</text:p>
              </table:table-cell>
              <table:table-cell office:value-type="float" office:value="0.4449">
                <text:p>0.4449</text:p>
              </table:table-cell>
              <table:table-cell office:value-type="float" office:value="0.4531">
                <text:p>0.4531</text:p>
              </table:table-cell>
              <table:table-cell office:value-type="float" office:value="0.4449">
                <text:p>0.4449</text:p>
              </table:table-cell>
              <table:table-cell office:value-type="float" office:value="0.4408">
                <text:p>0.4408</text:p>
              </table:table-cell>
              <table:table-cell office:value-type="float" office:value="0.4531">
                <text:p>0.4531</text:p>
              </table:table-cell>
              <table:table-cell office:value-type="float" office:value="0.4653">
                <text:p>0.4653</text:p>
              </table:table-cell>
              <table:table-cell office:value-type="float" office:value="0.4571">
                <text:p>0.4571</text:p>
              </table:table-cell>
              <table:table-cell office:value-type="float" office:value="0.4571">
                <text:p>0.4571</text:p>
              </table:table-cell>
              <table:table-cell office:value-type="float" office:value="0.4612">
                <text:p>0.4612</text:p>
              </table:table-cell>
              <table:table-cell office:value-type="float" office:value="0.4653">
                <text:p>0.4653</text:p>
              </table:table-cell>
              <table:table-cell office:value-type="float" office:value="0.4571">
                <text:p>0.4571</text:p>
              </table:table-cell>
              <table:table-cell office:value-type="float" office:value="0.4531">
                <text:p>0.4531</text:p>
              </table:table-cell>
              <table:table-cell office:value-type="float" office:value="0.4531">
                <text:p>0.4531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P_10 </text:p>
                <draw:g>
                  <svg:desc>'data_351-400_20'.A24:'data_351-400_20'.A24</svg:desc>
                </draw:g>
              </table:table-cell>
              <table:table-cell office:value-type="float" office:value="0.45">
                <text:p>0.45</text:p>
                <draw:g>
                  <svg:desc>'data_351-400_20'.B24:'data_351-400_20'.V24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0.372">
                <text:p>0.372</text:p>
              </table:table-cell>
              <table:table-cell office:value-type="float" office:value="0.349">
                <text:p>0.349</text:p>
              </table:table-cell>
              <table:table-cell office:value-type="float" office:value="0.3837">
                <text:p>0.3837</text:p>
              </table:table-cell>
              <table:table-cell office:value-type="float" office:value="0.4204">
                <text:p>0.4204</text:p>
              </table:table-cell>
              <table:table-cell office:value-type="float" office:value="0.4245">
                <text:p>0.4245</text:p>
              </table:table-cell>
              <table:table-cell office:value-type="float" office:value="0.4265">
                <text:p>0.4265</text:p>
              </table:table-cell>
              <table:table-cell office:value-type="float" office:value="0.4286">
                <text:p>0.4286</text:p>
              </table:table-cell>
              <table:table-cell office:value-type="float" office:value="0.4224">
                <text:p>0.4224</text:p>
              </table:table-cell>
              <table:table-cell office:value-type="float" office:value="0.4143">
                <text:p>0.4143</text:p>
              </table:table-cell>
              <table:table-cell office:value-type="float" office:value="0.4224">
                <text:p>0.4224</text:p>
              </table:table-cell>
              <table:table-cell office:value-type="float" office:value="0.4245">
                <text:p>0.4245</text:p>
              </table:table-cell>
              <table:table-cell office:value-type="float" office:value="0.4224">
                <text:p>0.4224</text:p>
              </table:table-cell>
              <table:table-cell office:value-type="float" office:value="0.4224">
                <text:p>0.4224</text:p>
              </table:table-cell>
              <table:table-cell office:value-type="float" office:value="0.4204">
                <text:p>0.4204</text:p>
              </table:table-cell>
              <table:table-cell office:value-type="float" office:value="0.4245">
                <text:p>0.4245</text:p>
              </table:table-cell>
              <table:table-cell office:value-type="float" office:value="0.4286">
                <text:p>0.4286</text:p>
              </table:table-cell>
              <table:table-cell office:value-type="float" office:value="0.4286">
                <text:p>0.4286</text:p>
              </table:table-cell>
              <table:table-cell office:value-type="float" office:value="0.4327">
                <text:p>0.4327</text:p>
              </table:table-cell>
              <table:table-cell office:value-type="float" office:value="0.4245">
                <text:p>0.4245</text:p>
              </table:table-cell>
            </table:table-row>
            <table:table-row>
              <table:table-cell office:value-type="string">
                <text:p>P_15 </text:p>
                <draw:g>
                  <svg:desc>'data_351-400_20'.A25:'data_351-400_20'.A25</svg:desc>
                </draw:g>
              </table:table-cell>
              <table:table-cell office:value-type="float" office:value="0.4067">
                <text:p>0.4067</text:p>
                <draw:g>
                  <svg:desc>'data_351-400_20'.B25:'data_351-400_20'.V25</svg:desc>
                </draw:g>
              </table:table-cell>
              <table:table-cell office:value-type="float" office:value="0.3213">
                <text:p>0.3213</text:p>
              </table:table-cell>
              <table:table-cell office:value-type="float" office:value="0.3373">
                <text:p>0.3373</text:p>
              </table:table-cell>
              <table:table-cell office:value-type="float" office:value="0.3238">
                <text:p>0.3238</text:p>
              </table:table-cell>
              <table:table-cell office:value-type="float" office:value="0.3442">
                <text:p>0.3442</text:p>
              </table:table-cell>
              <table:table-cell office:value-type="float" office:value="0.3823">
                <text:p>0.3823</text:p>
              </table:table-cell>
              <table:table-cell office:value-type="float" office:value="0.3891">
                <text:p>0.3891</text:p>
              </table:table-cell>
              <table:table-cell office:value-type="float" office:value="0.3973">
                <text:p>0.3973</text:p>
              </table:table-cell>
              <table:table-cell office:value-type="float" office:value="0.4">
                <text:p>0.4</text:p>
              </table:table-cell>
              <table:table-cell office:value-type="float" office:value="0.4014">
                <text:p>0.4014</text:p>
              </table:table-cell>
              <table:table-cell office:value-type="float" office:value="0.3986">
                <text:p>0.3986</text:p>
              </table:table-cell>
              <table:table-cell office:value-type="float" office:value="0.3986">
                <text:p>0.3986</text:p>
              </table:table-cell>
              <table:table-cell office:value-type="float" office:value="0.3946">
                <text:p>0.3946</text:p>
              </table:table-cell>
              <table:table-cell office:value-type="float" office:value="0.4">
                <text:p>0.4</text:p>
              </table:table-cell>
              <table:table-cell office:value-type="float" office:value="0.4014">
                <text:p>0.4014</text:p>
              </table:table-cell>
              <table:table-cell office:value-type="float" office:value="0.4082">
                <text:p>0.4082</text:p>
              </table:table-cell>
              <table:table-cell office:value-type="float" office:value="0.4041">
                <text:p>0.4041</text:p>
              </table:table-cell>
              <table:table-cell office:value-type="float" office:value="0.4068">
                <text:p>0.4068</text:p>
              </table:table-cell>
              <table:table-cell office:value-type="float" office:value="0.4041">
                <text:p>0.4041</text:p>
              </table:table-cell>
              <table:table-cell office:value-type="float" office:value="0.4041">
                <text:p>0.4041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string">
                <text:p>P_20</text:p>
                <draw:g>
                  <svg:desc>'data_351-400_20'.A26:'data_351-400_20'.A26</svg:desc>
                </draw:g>
              </table:table-cell>
              <table:table-cell office:value-type="float" office:value="0.378">
                <text:p>0.378</text:p>
                <draw:g>
                  <svg:desc>'data_351-400_20'.B26:'data_351-400_20'.V26</svg:desc>
                </draw:g>
              </table:table-cell>
              <table:table-cell office:value-type="float" office:value="0.297">
                <text:p>0.297</text:p>
              </table:table-cell>
              <table:table-cell office:value-type="float" office:value="0.306">
                <text:p>0.306</text:p>
              </table:table-cell>
              <table:table-cell office:value-type="float" office:value="0.301">
                <text:p>0.301</text:p>
              </table:table-cell>
              <table:table-cell office:value-type="float" office:value="0.3286">
                <text:p>0.3286</text:p>
              </table:table-cell>
              <table:table-cell office:value-type="float" office:value="0.349">
                <text:p>0.349</text:p>
              </table:table-cell>
              <table:table-cell office:value-type="float" office:value="0.3531">
                <text:p>0.3531</text:p>
              </table:table-cell>
              <table:table-cell office:value-type="float" office:value="0.3592">
                <text:p>0.3592</text:p>
              </table:table-cell>
              <table:table-cell office:value-type="float" office:value="0.3643">
                <text:p>0.3643</text:p>
              </table:table-cell>
              <table:table-cell office:value-type="float" office:value="0.3714">
                <text:p>0.3714</text:p>
              </table:table-cell>
              <table:table-cell office:value-type="float" office:value="0.3643">
                <text:p>0.3643</text:p>
              </table:table-cell>
              <table:table-cell office:value-type="float" office:value="0.3663">
                <text:p>0.3663</text:p>
              </table:table-cell>
              <table:table-cell office:value-type="float" office:value="0.3622">
                <text:p>0.3622</text:p>
              </table:table-cell>
              <table:table-cell office:value-type="float" office:value="0.3622">
                <text:p>0.3622</text:p>
              </table:table-cell>
              <table:table-cell office:value-type="float" office:value="0.3694">
                <text:p>0.3694</text:p>
              </table:table-cell>
              <table:table-cell office:value-type="float" office:value="0.3694">
                <text:p>0.3694</text:p>
              </table:table-cell>
              <table:table-cell office:value-type="float" office:value="0.3694">
                <text:p>0.3694</text:p>
              </table:table-cell>
              <table:table-cell office:value-type="float" office:value="0.3663">
                <text:p>0.3663</text:p>
              </table:table-cell>
              <table:table-cell office:value-type="float" office:value="0.3684">
                <text:p>0.3684</text:p>
              </table:table-cell>
              <table:table-cell office:value-type="float" office:value="0.3653">
                <text:p>0.365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P_30 </text:p>
                <draw:g>
                  <svg:desc>'data_351-400_20'.A27:'data_351-400_20'.A27</svg:desc>
                </draw:g>
              </table:table-cell>
              <table:table-cell office:value-type="float" office:value="0.3353">
                <text:p>0.3353</text:p>
                <draw:g>
                  <svg:desc>'data_351-400_20'.B27:'data_351-400_20'.V27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284">
                <text:p>0.284</text:p>
              </table:table-cell>
              <table:table-cell office:value-type="float" office:value="0.2673">
                <text:p>0.2673</text:p>
              </table:table-cell>
              <table:table-cell office:value-type="float" office:value="0.2973">
                <text:p>0.2973</text:p>
              </table:table-cell>
              <table:table-cell office:value-type="float" office:value="0.3095">
                <text:p>0.3095</text:p>
              </table:table-cell>
              <table:table-cell office:value-type="float" office:value="0.3136">
                <text:p>0.3136</text:p>
              </table:table-cell>
              <table:table-cell office:value-type="float" office:value="0.3116">
                <text:p>0.3116</text:p>
              </table:table-cell>
              <table:table-cell office:value-type="float" office:value="0.3218">
                <text:p>0.3218</text:p>
              </table:table-cell>
              <table:table-cell office:value-type="float" office:value="0.3184">
                <text:p>0.3184</text:p>
              </table:table-cell>
              <table:table-cell office:value-type="float" office:value="0.3259">
                <text:p>0.3259</text:p>
              </table:table-cell>
              <table:table-cell office:value-type="float" office:value="0.3245">
                <text:p>0.3245</text:p>
              </table:table-cell>
              <table:table-cell office:value-type="float" office:value="0.3231">
                <text:p>0.3231</text:p>
              </table:table-cell>
              <table:table-cell office:value-type="float" office:value="0.3197">
                <text:p>0.3197</text:p>
              </table:table-cell>
              <table:table-cell office:value-type="float" office:value="0.3245">
                <text:p>0.3245</text:p>
              </table:table-cell>
              <table:table-cell office:value-type="float" office:value="0.3231">
                <text:p>0.3231</text:p>
              </table:table-cell>
              <table:table-cell office:value-type="float" office:value="0.3211">
                <text:p>0.3211</text:p>
              </table:table-cell>
              <table:table-cell office:value-type="float" office:value="0.3224">
                <text:p>0.3224</text:p>
              </table:table-cell>
              <table:table-cell office:value-type="float" office:value="0.3231">
                <text:p>0.3231</text:p>
              </table:table-cell>
              <table:table-cell office:value-type="float" office:value="0.3231">
                <text:p>0.3231</text:p>
              </table:table-cell>
              <table:table-cell office:value-type="float" office:value="0.3231">
                <text:p>0.3231</text:p>
              </table:table-cell>
            </table:table-row>
            <table:table-row>
              <table:table-cell office:value-type="string">
                <text:p>P_100 </text:p>
                <draw:g>
                  <svg:desc>'data_351-400_20'.A28:'data_351-400_20'.A28</svg:desc>
                </draw:g>
              </table:table-cell>
              <table:table-cell office:value-type="float" office:value="0.1974">
                <text:p>0.1974</text:p>
                <draw:g>
                  <svg:desc>'data_351-400_20'.B28:'data_351-400_20'.V28</svg:desc>
                </draw:g>
              </table:table-cell>
              <table:table-cell office:value-type="float" office:value="0.155">
                <text:p>0.155</text:p>
              </table:table-cell>
              <table:table-cell office:value-type="float" office:value="0.1818">
                <text:p>0.1818</text:p>
              </table:table-cell>
              <table:table-cell office:value-type="float" office:value="0.1784">
                <text:p>0.1784</text:p>
              </table:table-cell>
              <table:table-cell office:value-type="float" office:value="0.1924">
                <text:p>0.1924</text:p>
              </table:table-cell>
              <table:table-cell office:value-type="float" office:value="0.1982">
                <text:p>0.1982</text:p>
              </table:table-cell>
              <table:table-cell office:value-type="float" office:value="0.2035">
                <text:p>0.2035</text:p>
              </table:table-cell>
              <table:table-cell office:value-type="float" office:value="0.2018">
                <text:p>0.2018</text:p>
              </table:table-cell>
              <table:table-cell office:value-type="float" office:value="0.202">
                <text:p>0.202</text:p>
              </table:table-cell>
              <table:table-cell office:value-type="float" office:value="0.199">
                <text:p>0.199</text:p>
              </table:table-cell>
              <table:table-cell office:value-type="float" office:value="0.2002">
                <text:p>0.2002</text:p>
              </table:table-cell>
              <table:table-cell office:value-type="float" office:value="0.1988">
                <text:p>0.1988</text:p>
              </table:table-cell>
              <table:table-cell office:value-type="float" office:value="0.1984">
                <text:p>0.1984</text:p>
              </table:table-cell>
              <table:table-cell office:value-type="float" office:value="0.198">
                <text:p>0.198</text:p>
              </table:table-cell>
              <table:table-cell office:value-type="float" office:value="0.1973">
                <text:p>0.1973</text:p>
              </table:table-cell>
              <table:table-cell office:value-type="float" office:value="0.1976">
                <text:p>0.1976</text:p>
              </table:table-cell>
              <table:table-cell office:value-type="float" office:value="0.1973">
                <text:p>0.1973</text:p>
              </table:table-cell>
              <table:table-cell office:value-type="float" office:value="0.1973">
                <text:p>0.1973</text:p>
              </table:table-cell>
              <table:table-cell office:value-type="float" office:value="0.1973">
                <text:p>0.1973</text:p>
              </table:table-cell>
              <table:table-cell office:value-type="float" office:value="0.1967">
                <text:p>0.1967</text:p>
              </table:table-cell>
              <table:table-cell office:value-type="float" office:value="0.1967">
                <text:p>0.1967</text:p>
              </table:table-cell>
            </table:table-row>
            <table:table-row>
              <table:table-cell office:value-type="string">
                <text:p>P_200</text:p>
                <draw:g>
                  <svg:desc>'data_351-400_20'.A29:'data_351-400_20'.A29</svg:desc>
                </draw:g>
              </table:table-cell>
              <table:table-cell office:value-type="float" office:value="0.1421">
                <text:p>0.1421</text:p>
                <draw:g>
                  <svg:desc>'data_351-400_20'.B29:'data_351-400_20'.V29</svg:desc>
                </draw:g>
              </table:table-cell>
              <table:table-cell office:value-type="float" office:value="0.1175">
                <text:p>0.1175</text:p>
              </table:table-cell>
              <table:table-cell office:value-type="float" office:value="0.1263">
                <text:p>0.1263</text:p>
              </table:table-cell>
              <table:table-cell office:value-type="float" office:value="0.1277">
                <text:p>0.1277</text:p>
              </table:table-cell>
              <table:table-cell office:value-type="float" office:value="0.1404">
                <text:p>0.1404</text:p>
              </table:table-cell>
              <table:table-cell office:value-type="float" office:value="0.144">
                <text:p>0.144</text:p>
              </table:table-cell>
              <table:table-cell office:value-type="float" office:value="0.1487">
                <text:p>0.1487</text:p>
              </table:table-cell>
              <table:table-cell office:value-type="float" office:value="0.1477">
                <text:p>0.1477</text:p>
              </table:table-cell>
              <table:table-cell office:value-type="float" office:value="0.1481">
                <text:p>0.1481</text:p>
              </table:table-cell>
              <table:table-cell office:value-type="float" office:value="0.1459">
                <text:p>0.1459</text:p>
              </table:table-cell>
              <table:table-cell office:value-type="float" office:value="0.1453">
                <text:p>0.1453</text:p>
              </table:table-cell>
              <table:table-cell office:value-type="float" office:value="0.145">
                <text:p>0.145</text:p>
              </table:table-cell>
              <table:table-cell office:value-type="float" office:value="0.1437">
                <text:p>0.1437</text:p>
              </table:table-cell>
              <table:table-cell office:value-type="float" office:value="0.1439">
                <text:p>0.1439</text:p>
              </table:table-cell>
              <table:table-cell office:value-type="float" office:value="0.1436">
                <text:p>0.1436</text:p>
              </table:table-cell>
              <table:table-cell office:value-type="float" office:value="0.1436">
                <text:p>0.1436</text:p>
              </table:table-cell>
              <table:table-cell office:value-type="float" office:value="0.1436">
                <text:p>0.1436</text:p>
              </table:table-cell>
              <table:table-cell office:value-type="float" office:value="0.144">
                <text:p>0.144</text:p>
              </table:table-cell>
              <table:table-cell office:value-type="float" office:value="0.1434">
                <text:p>0.1434</text:p>
              </table:table-cell>
              <table:table-cell office:value-type="float" office:value="0.143">
                <text:p>0.143</text:p>
              </table:table-cell>
              <table:table-cell office:value-type="float" office:value="0.1423">
                <text:p>0.1423</text:p>
              </table:table-cell>
            </table:table-row>
            <table:table-row>
              <table:table-cell office:value-type="string">
                <text:p>P_500</text:p>
                <draw:g>
                  <svg:desc>'data_351-400_20'.A30:'data_351-400_20'.A30</svg:desc>
                </draw:g>
              </table:table-cell>
              <table:table-cell office:value-type="float" office:value="0.0802">
                <text:p>0.0802</text:p>
                <draw:g>
                  <svg:desc>'data_351-400_20'.B30:'data_351-400_20'.V30</svg:desc>
                </draw:g>
              </table:table-cell>
              <table:table-cell office:value-type="float" office:value="0.0699">
                <text:p>0.0699</text:p>
              </table:table-cell>
              <table:table-cell office:value-type="float" office:value="0.0753">
                <text:p>0.0753</text:p>
              </table:table-cell>
              <table:table-cell office:value-type="float" office:value="0.0742">
                <text:p>0.0742</text:p>
              </table:table-cell>
              <table:table-cell office:value-type="float" office:value="0.0794">
                <text:p>0.0794</text:p>
              </table:table-cell>
              <table:table-cell office:value-type="float" office:value="0.0808">
                <text:p>0.0808</text:p>
              </table:table-cell>
              <table:table-cell office:value-type="float" office:value="0.0824">
                <text:p>0.0824</text:p>
              </table:table-cell>
              <table:table-cell office:value-type="float" office:value="0.0817">
                <text:p>0.0817</text:p>
              </table:table-cell>
              <table:table-cell office:value-type="float" office:value="0.0817">
                <text:p>0.0817</text:p>
              </table:table-cell>
              <table:table-cell office:value-type="float" office:value="0.0811">
                <text:p>0.0811</text:p>
              </table:table-cell>
              <table:table-cell office:value-type="float" office:value="0.0804">
                <text:p>0.0804</text:p>
              </table:table-cell>
              <table:table-cell office:value-type="float" office:value="0.0809">
                <text:p>0.0809</text:p>
              </table:table-cell>
              <table:table-cell office:value-type="float" office:value="0.0807">
                <text:p>0.0807</text:p>
              </table:table-cell>
              <table:table-cell office:value-type="float" office:value="0.0805">
                <text:p>0.0805</text:p>
              </table:table-cell>
              <table:table-cell office:value-type="float" office:value="0.081">
                <text:p>0.081</text:p>
              </table:table-cell>
              <table:table-cell office:value-type="float" office:value="0.0809">
                <text:p>0.0809</text:p>
              </table:table-cell>
              <table:table-cell office:value-type="float" office:value="0.0808">
                <text:p>0.0808</text:p>
              </table:table-cell>
              <table:table-cell office:value-type="float" office:value="0.0803">
                <text:p>0.0803</text:p>
              </table:table-cell>
              <table:table-cell office:value-type="float" office:value="0.0805">
                <text:p>0.0805</text:p>
              </table:table-cell>
              <table:table-cell office:value-type="float" office:value="0.0805">
                <text:p>0.0805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P_1000 </text:p>
                <draw:g>
                  <svg:desc>'data_351-400_20'.A31:'data_351-400_20'.A31</svg:desc>
                </draw:g>
              </table:table-cell>
              <table:table-cell office:value-type="float" office:value="0.0469">
                <text:p>0.0469</text:p>
                <draw:g>
                  <svg:desc>'data_351-400_20'.B31:'data_351-400_20'.V31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59">
                <text:p>0.0459</text:p>
              </table:table-cell>
              <table:table-cell office:value-type="float" office:value="0.0454">
                <text:p>0.0454</text:p>
              </table:table-cell>
              <table:table-cell office:value-type="float" office:value="0.0485">
                <text:p>0.0485</text:p>
              </table:table-cell>
              <table:table-cell office:value-type="float" office:value="0.0487">
                <text:p>0.0487</text:p>
              </table:table-cell>
              <table:table-cell office:value-type="float" office:value="0.049">
                <text:p>0.049</text:p>
              </table:table-cell>
              <table:table-cell office:value-type="float" office:value="0.0486">
                <text:p>0.0486</text:p>
              </table:table-cell>
              <table:table-cell office:value-type="float" office:value="0.0482">
                <text:p>0.0482</text:p>
              </table:table-cell>
              <table:table-cell office:value-type="float" office:value="0.048">
                <text:p>0.048</text:p>
              </table:table-cell>
              <table:table-cell office:value-type="float" office:value="0.0477">
                <text:p>0.0477</text:p>
              </table:table-cell>
              <table:table-cell office:value-type="float" office:value="0.0477">
                <text:p>0.0477</text:p>
              </table:table-cell>
              <table:table-cell office:value-type="float" office:value="0.0474">
                <text:p>0.0474</text:p>
              </table:table-cell>
              <table:table-cell office:value-type="float" office:value="0.0474">
                <text:p>0.0474</text:p>
              </table:table-cell>
              <table:table-cell office:value-type="float" office:value="0.0475">
                <text:p>0.0475</text:p>
              </table:table-cell>
              <table:table-cell office:value-type="float" office:value="0.0474">
                <text:p>0.0474</text:p>
              </table:table-cell>
              <table:table-cell office:value-type="float" office:value="0.0474">
                <text:p>0.0474</text:p>
              </table:table-cell>
              <table:table-cell office:value-type="float" office:value="0.0473">
                <text:p>0.0473</text:p>
              </table:table-cell>
              <table:table-cell office:value-type="float" office:value="0.0474">
                <text:p>0.0474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27cm" svg:height="9.005cm" xlink:href=".." xlink:type="simple" chart:class="chart:line" chart:style-name="ch1">
        <chart:legend chart:legend-position="end" svg:x="14.713cm" svg:y="2.211cm" style:legend-expansion="high" chart:style-name="ch2"/>
        <chart:plot-area chart:style-name="ch3" table:cell-range-address="'data_301-350_20'.A22:'data_301-350_20'.V31" chart:data-source-has-labels="both" svg:x="0.51cm" svg:y="0.231cm" svg:width="13.71cm" svg:height="8.645cm">
          <chartooo:coordinate-region svg:x="1.422cm" svg:y="0.431cm" svg:width="12.611cm" svg:height="7.798cm"/>
          <chart:axis chart:dimension="x" chart:name="primary-x" chart:style-name="ch4" chartooo:axis-type="auto">
            <chartooo:date-scale/>
            <chart:categories table:cell-range-address="'data_301-350_20'.B22:'data_301-35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301-350_20'.B23:'data_301-350_20'.V23" chart:label-cell-address="'data_301-350_20'.A23:'data_301-350_20'.A23" chart:class="chart:line">
            <chart:data-point chart:repeated="21"/>
          </chart:series>
          <chart:series chart:style-name="ch7" chart:values-cell-range-address="'data_301-350_20'.B24:'data_301-350_20'.V24" chart:label-cell-address="'data_301-350_20'.A24:'data_301-350_20'.A24" chart:class="chart:line">
            <chart:data-point chart:repeated="21"/>
          </chart:series>
          <chart:series chart:style-name="ch8" chart:values-cell-range-address="'data_301-350_20'.B25:'data_301-350_20'.V25" chart:label-cell-address="'data_301-350_20'.A25:'data_301-350_20'.A25" chart:class="chart:line">
            <chart:data-point chart:repeated="21"/>
          </chart:series>
          <chart:series chart:style-name="ch9" chart:values-cell-range-address="'data_301-350_20'.B26:'data_301-350_20'.V26" chart:label-cell-address="'data_301-350_20'.A26:'data_301-350_20'.A26" chart:class="chart:line">
            <chart:data-point chart:repeated="21"/>
          </chart:series>
          <chart:series chart:style-name="ch10" chart:values-cell-range-address="'data_301-350_20'.B27:'data_301-350_20'.V27" chart:label-cell-address="'data_301-350_20'.A27:'data_301-350_20'.A27" chart:class="chart:line">
            <chart:data-point chart:repeated="21"/>
          </chart:series>
          <chart:series chart:style-name="ch11" chart:values-cell-range-address="'data_301-350_20'.B28:'data_301-350_20'.V28" chart:label-cell-address="'data_301-350_20'.A28:'data_301-350_20'.A28" chart:class="chart:line">
            <chart:data-point chart:repeated="21"/>
          </chart:series>
          <chart:series chart:style-name="ch12" chart:values-cell-range-address="'data_301-350_20'.B29:'data_301-350_20'.V29" chart:label-cell-address="'data_301-350_20'.A29:'data_301-350_20'.A29" chart:class="chart:line">
            <chart:data-point chart:repeated="21"/>
          </chart:series>
          <chart:series chart:style-name="ch13" chart:values-cell-range-address="'data_301-350_20'.B30:'data_301-350_20'.V30" chart:label-cell-address="'data_301-350_20'.A30:'data_301-350_20'.A30" chart:class="chart:line">
            <chart:data-point chart:repeated="21"/>
          </chart:series>
          <chart:series chart:style-name="ch14" chart:values-cell-range-address="'data_301-350_20'.B31:'data_301-350_20'.V31" chart:label-cell-address="'data_301-350_20'.A31:'data_301-35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ock</text:p>
                <draw:g>
                  <svg:desc>'data_301-350_20'.B22:'data_301-35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301-350_20'.A23:'data_301-350_20'.A23</svg:desc>
                </draw:g>
              </table:table-cell>
              <table:table-cell office:value-type="float" office:value="0.436">
                <text:p>0.436</text:p>
                <draw:g>
                  <svg:desc>'data_301-350_20'.B23:'data_301-350_20'.V23</svg:desc>
                </draw:g>
              </table:table-cell>
              <table:table-cell office:value-type="float" office:value="0.3184">
                <text:p>0.3184</text:p>
              </table:table-cell>
              <table:table-cell office:value-type="float" office:value="0.3388">
                <text:p>0.3388</text:p>
              </table:table-cell>
              <table:table-cell office:value-type="float" office:value="0.3469">
                <text:p>0.3469</text:p>
              </table:table-cell>
              <table:table-cell office:value-type="float" office:value="0.3959">
                <text:p>0.3959</text:p>
              </table:table-cell>
              <table:table-cell office:value-type="float" office:value="0.4042">
                <text:p>0.4042</text:p>
              </table:table-cell>
              <table:table-cell office:value-type="float" office:value="0.4208">
                <text:p>0.4208</text:p>
              </table:table-cell>
              <table:table-cell office:value-type="float" office:value="0.425">
                <text:p>0.425</text:p>
              </table:table-cell>
              <table:table-cell office:value-type="float" office:value="0.4167">
                <text:p>0.4167</text:p>
              </table:table-cell>
              <table:table-cell office:value-type="float" office:value="0.425">
                <text:p>0.425</text:p>
              </table:table-cell>
              <table:table-cell office:value-type="float" office:value="0.4255">
                <text:p>0.4255</text:p>
              </table:table-cell>
              <table:table-cell office:value-type="float" office:value="0.4298">
                <text:p>0.4298</text:p>
              </table:table-cell>
              <table:table-cell office:value-type="float" office:value="0.4213">
                <text:p>0.4213</text:p>
              </table:table-cell>
              <table:table-cell office:value-type="float" office:value="0.434">
                <text:p>0.434</text:p>
              </table:table-cell>
              <table:table-cell office:value-type="float" office:value="0.4383">
                <text:p>0.4383</text:p>
              </table:table-cell>
              <table:table-cell office:value-type="float" office:value="0.4298">
                <text:p>0.4298</text:p>
              </table:table-cell>
              <table:table-cell office:value-type="float" office:value="0.4255">
                <text:p>0.4255</text:p>
              </table:table-cell>
              <table:table-cell office:value-type="float" office:value="0.4213">
                <text:p>0.4213</text:p>
              </table:table-cell>
              <table:table-cell office:value-type="float" office:value="0.4298">
                <text:p>0.4298</text:p>
              </table:table-cell>
              <table:table-cell office:value-type="float" office:value="0.434">
                <text:p>0.434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P_10 </text:p>
                <draw:g>
                  <svg:desc>'data_301-350_20'.A24:'data_301-350_20'.A24</svg:desc>
                </draw:g>
              </table:table-cell>
              <table:table-cell office:value-type="float" office:value="0.396">
                <text:p>0.396</text:p>
                <draw:g>
                  <svg:desc>'data_301-350_20'.B24:'data_301-350_20'.V24</svg:desc>
                </draw:g>
              </table:table-cell>
              <table:table-cell office:value-type="float" office:value="0.2837">
                <text:p>0.2837</text:p>
              </table:table-cell>
              <table:table-cell office:value-type="float" office:value="0.3122">
                <text:p>0.3122</text:p>
              </table:table-cell>
              <table:table-cell office:value-type="float" office:value="0.3102">
                <text:p>0.3102</text:p>
              </table:table-cell>
              <table:table-cell office:value-type="float" office:value="0.3388">
                <text:p>0.3388</text:p>
              </table:table-cell>
              <table:table-cell office:value-type="float" office:value="0.3562">
                <text:p>0.3562</text:p>
              </table:table-cell>
              <table:table-cell office:value-type="float" office:value="0.3667">
                <text:p>0.3667</text:p>
              </table:table-cell>
              <table:table-cell office:value-type="float" office:value="0.3542">
                <text:p>0.3542</text:p>
              </table:table-cell>
              <table:table-cell office:value-type="float" office:value="0.3583">
                <text:p>0.3583</text:p>
              </table:table-cell>
              <table:table-cell office:value-type="float" office:value="0.3625">
                <text:p>0.3625</text:p>
              </table:table-cell>
              <table:table-cell office:value-type="float" office:value="0.3745">
                <text:p>0.3745</text:p>
              </table:table-cell>
              <table:table-cell office:value-type="float" office:value="0.3787">
                <text:p>0.3787</text:p>
              </table:table-cell>
              <table:table-cell office:value-type="float" office:value="0.3872">
                <text:p>0.3872</text:p>
              </table:table-cell>
              <table:table-cell office:value-type="float" office:value="0.3894">
                <text:p>0.3894</text:p>
              </table:table-cell>
              <table:table-cell office:value-type="float" office:value="0.3957">
                <text:p>0.3957</text:p>
              </table:table-cell>
              <table:table-cell office:value-type="float" office:value="0.4043">
                <text:p>0.4043</text:p>
              </table:table-cell>
              <table:table-cell office:value-type="float" office:value="0.4064">
                <text:p>0.4064</text:p>
              </table:table-cell>
              <table:table-cell office:value-type="float" office:value="0.4085">
                <text:p>0.4085</text:p>
              </table:table-cell>
              <table:table-cell office:value-type="float" office:value="0.4043">
                <text:p>0.4043</text:p>
              </table:table-cell>
              <table:table-cell office:value-type="float" office:value="0.4043">
                <text:p>0.40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_15 </text:p>
                <draw:g>
                  <svg:desc>'data_301-350_20'.A25:'data_301-350_20'.A25</svg:desc>
                </draw:g>
              </table:table-cell>
              <table:table-cell office:value-type="float" office:value="0.364">
                <text:p>0.364</text:p>
                <draw:g>
                  <svg:desc>'data_301-350_20'.B25:'data_301-350_20'.V25</svg:desc>
                </draw:g>
              </table:table-cell>
              <table:table-cell office:value-type="float" office:value="0.2667">
                <text:p>0.2667</text:p>
              </table:table-cell>
              <table:table-cell office:value-type="float" office:value="0.298">
                <text:p>0.298</text:p>
              </table:table-cell>
              <table:table-cell office:value-type="float" office:value="0.2857">
                <text:p>0.2857</text:p>
              </table:table-cell>
              <table:table-cell office:value-type="float" office:value="0.3048">
                <text:p>0.3048</text:p>
              </table:table-cell>
              <table:table-cell office:value-type="float" office:value="0.325">
                <text:p>0.325</text:p>
              </table:table-cell>
              <table:table-cell office:value-type="float" office:value="0.3389">
                <text:p>0.3389</text:p>
              </table:table-cell>
              <table:table-cell office:value-type="float" office:value="0.3375">
                <text:p>0.3375</text:p>
              </table:table-cell>
              <table:table-cell office:value-type="float" office:value="0.3319">
                <text:p>0.3319</text:p>
              </table:table-cell>
              <table:table-cell office:value-type="float" office:value="0.3403">
                <text:p>0.3403</text:p>
              </table:table-cell>
              <table:table-cell office:value-type="float" office:value="0.3504">
                <text:p>0.3504</text:p>
              </table:table-cell>
              <table:table-cell office:value-type="float" office:value="0.3603">
                <text:p>0.3603</text:p>
              </table:table-cell>
              <table:table-cell office:value-type="float" office:value="0.3645">
                <text:p>0.3645</text:p>
              </table:table-cell>
              <table:table-cell office:value-type="float" office:value="0.3645">
                <text:p>0.3645</text:p>
              </table:table-cell>
              <table:table-cell office:value-type="float" office:value="0.366">
                <text:p>0.366</text:p>
              </table:table-cell>
              <table:table-cell office:value-type="float" office:value="0.3645">
                <text:p>0.3645</text:p>
              </table:table-cell>
              <table:table-cell office:value-type="float" office:value="0.3674">
                <text:p>0.3674</text:p>
              </table:table-cell>
              <table:table-cell office:value-type="float" office:value="0.373">
                <text:p>0.373</text:p>
              </table:table-cell>
              <table:table-cell office:value-type="float" office:value="0.3801">
                <text:p>0.3801</text:p>
              </table:table-cell>
              <table:table-cell office:value-type="float" office:value="0.3773">
                <text:p>0.3773</text:p>
              </table:table-cell>
              <table:table-cell office:value-type="float" office:value="0.3739">
                <text:p>0.3739</text:p>
              </table:table-cell>
            </table:table-row>
            <table:table-row>
              <table:table-cell office:value-type="string">
                <text:p>P_20</text:p>
                <draw:g>
                  <svg:desc>'data_301-350_20'.A26:'data_301-350_20'.A26</svg:desc>
                </draw:g>
              </table:table-cell>
              <table:table-cell office:value-type="float" office:value="0.346">
                <text:p>0.346</text:p>
                <draw:g>
                  <svg:desc>'data_301-350_20'.B26:'data_301-350_20'.V26</svg:desc>
                </draw:g>
              </table:table-cell>
              <table:table-cell office:value-type="float" office:value="0.2571">
                <text:p>0.2571</text:p>
              </table:table-cell>
              <table:table-cell office:value-type="float" office:value="0.2704">
                <text:p>0.2704</text:p>
              </table:table-cell>
              <table:table-cell office:value-type="float" office:value="0.2582">
                <text:p>0.2582</text:p>
              </table:table-cell>
              <table:table-cell office:value-type="float" office:value="0.2796">
                <text:p>0.2796</text:p>
              </table:table-cell>
              <table:table-cell office:value-type="float" office:value="0.2969">
                <text:p>0.2969</text:p>
              </table:table-cell>
              <table:table-cell office:value-type="float" office:value="0.3073">
                <text:p>0.3073</text:p>
              </table:table-cell>
              <table:table-cell office:value-type="float" office:value="0.3083">
                <text:p>0.3083</text:p>
              </table:table-cell>
              <table:table-cell office:value-type="float" office:value="0.3115">
                <text:p>0.3115</text:p>
              </table:table-cell>
              <table:table-cell office:value-type="float" office:value="0.3177">
                <text:p>0.3177</text:p>
              </table:table-cell>
              <table:table-cell office:value-type="float" office:value="0.3245">
                <text:p>0.3245</text:p>
              </table:table-cell>
              <table:table-cell office:value-type="float" office:value="0.3287">
                <text:p>0.3287</text:p>
              </table:table-cell>
              <table:table-cell office:value-type="float" office:value="0.334">
                <text:p>0.334</text:p>
              </table:table-cell>
              <table:table-cell office:value-type="float" office:value="0.3362">
                <text:p>0.3362</text:p>
              </table:table-cell>
              <table:table-cell office:value-type="float" office:value="0.3404">
                <text:p>0.3404</text:p>
              </table:table-cell>
              <table:table-cell office:value-type="float" office:value="0.3404">
                <text:p>0.3404</text:p>
              </table:table-cell>
              <table:table-cell office:value-type="float" office:value="0.3372">
                <text:p>0.3372</text:p>
              </table:table-cell>
              <table:table-cell office:value-type="float" office:value="0.3426">
                <text:p>0.3426</text:p>
              </table:table-cell>
              <table:table-cell office:value-type="float" office:value="0.3436">
                <text:p>0.3436</text:p>
              </table:table-cell>
              <table:table-cell office:value-type="float" office:value="0.3404">
                <text:p>0.3404</text:p>
              </table:table-cell>
              <table:table-cell office:value-type="float" office:value="0.3315">
                <text:p>0.3315</text:p>
              </table:table-cell>
            </table:table-row>
            <table:table-row>
              <table:table-cell office:value-type="string">
                <text:p>P_30 </text:p>
                <draw:g>
                  <svg:desc>'data_301-350_20'.A27:'data_301-350_20'.A27</svg:desc>
                </draw:g>
              </table:table-cell>
              <table:table-cell office:value-type="float" office:value="0.3">
                <text:p>0.3</text:p>
                <draw:g>
                  <svg:desc>'data_301-350_20'.B27:'data_301-350_20'.V27</svg:desc>
                </draw:g>
              </table:table-cell>
              <table:table-cell office:value-type="float" office:value="0.2252">
                <text:p>0.2252</text:p>
              </table:table-cell>
              <table:table-cell office:value-type="float" office:value="0.2347">
                <text:p>0.2347</text:p>
              </table:table-cell>
              <table:table-cell office:value-type="float" office:value="0.2163">
                <text:p>0.2163</text:p>
              </table:table-cell>
              <table:table-cell office:value-type="float" office:value="0.2381">
                <text:p>0.2381</text:p>
              </table:table-cell>
              <table:table-cell office:value-type="float" office:value="0.2611">
                <text:p>0.2611</text:p>
              </table:table-cell>
              <table:table-cell office:value-type="float" office:value="0.2729">
                <text:p>0.2729</text:p>
              </table:table-cell>
              <table:table-cell office:value-type="float" office:value="0.2681">
                <text:p>0.2681</text:p>
              </table:table-cell>
              <table:table-cell office:value-type="float" office:value="0.2694">
                <text:p>0.2694</text:p>
              </table:table-cell>
              <table:table-cell office:value-type="float" office:value="0.2799">
                <text:p>0.2799</text:p>
              </table:table-cell>
              <table:table-cell office:value-type="float" office:value="0.278">
                <text:p>0.278</text:p>
              </table:table-cell>
              <table:table-cell office:value-type="float" office:value="0.2865">
                <text:p>0.2865</text:p>
              </table:table-cell>
              <table:table-cell office:value-type="float" office:value="0.2894">
                <text:p>0.2894</text:p>
              </table:table-cell>
              <table:table-cell office:value-type="float" office:value="0.2929">
                <text:p>0.2929</text:p>
              </table:table-cell>
              <table:table-cell office:value-type="float" office:value="0.295">
                <text:p>0.295</text:p>
              </table:table-cell>
              <table:table-cell office:value-type="float" office:value="0.2965">
                <text:p>0.2965</text:p>
              </table:table-cell>
              <table:table-cell office:value-type="float" office:value="0.3">
                <text:p>0.3</text:p>
              </table:table-cell>
              <table:table-cell office:value-type="float" office:value="0.3021">
                <text:p>0.3021</text:p>
              </table:table-cell>
              <table:table-cell office:value-type="float" office:value="0.3021">
                <text:p>0.3021</text:p>
              </table:table-cell>
              <table:table-cell office:value-type="float" office:value="0.3021">
                <text:p>0.3021</text:p>
              </table:table-cell>
              <table:table-cell office:value-type="float" office:value="0.2957">
                <text:p>0.2957</text:p>
              </table:table-cell>
            </table:table-row>
            <table:table-row>
              <table:table-cell office:value-type="string">
                <text:p>P_100 </text:p>
                <draw:g>
                  <svg:desc>'data_301-350_20'.A28:'data_301-350_20'.A28</svg:desc>
                </draw:g>
              </table:table-cell>
              <table:table-cell office:value-type="float" office:value="0.183">
                <text:p>0.183</text:p>
                <draw:g>
                  <svg:desc>'data_301-350_20'.B28:'data_301-350_20'.V28</svg:desc>
                </draw:g>
              </table:table-cell>
              <table:table-cell office:value-type="float" office:value="0.1424">
                <text:p>0.1424</text:p>
              </table:table-cell>
              <table:table-cell office:value-type="float" office:value="0.1492">
                <text:p>0.1492</text:p>
              </table:table-cell>
              <table:table-cell office:value-type="float" office:value="0.1469">
                <text:p>0.1469</text:p>
              </table:table-cell>
              <table:table-cell office:value-type="float" office:value="0.1488">
                <text:p>0.1488</text:p>
              </table:table-cell>
              <table:table-cell office:value-type="float" office:value="0.1587">
                <text:p>0.1587</text:p>
              </table:table-cell>
              <table:table-cell office:value-type="float" office:value="0.1656">
                <text:p>0.1656</text:p>
              </table:table-cell>
              <table:table-cell office:value-type="float" office:value="0.1667">
                <text:p>0.1667</text:p>
              </table:table-cell>
              <table:table-cell office:value-type="float" office:value="0.1698">
                <text:p>0.1698</text:p>
              </table:table-cell>
              <table:table-cell office:value-type="float" office:value="0.1687">
                <text:p>0.1687</text:p>
              </table:table-cell>
              <table:table-cell office:value-type="float" office:value="0.1726">
                <text:p>0.1726</text:p>
              </table:table-cell>
              <table:table-cell office:value-type="float" office:value="0.1749">
                <text:p>0.1749</text:p>
              </table:table-cell>
              <table:table-cell office:value-type="float" office:value="0.177">
                <text:p>0.177</text:p>
              </table:table-cell>
              <table:table-cell office:value-type="float" office:value="0.1787">
                <text:p>0.1787</text:p>
              </table:table-cell>
              <table:table-cell office:value-type="float" office:value="0.18">
                <text:p>0.18</text:p>
              </table:table-cell>
              <table:table-cell office:value-type="float" office:value="0.1813">
                <text:p>0.1813</text:p>
              </table:table-cell>
              <table:table-cell office:value-type="float" office:value="0.1815">
                <text:p>0.1815</text:p>
              </table:table-cell>
              <table:table-cell office:value-type="float" office:value="0.1823">
                <text:p>0.1823</text:p>
              </table:table-cell>
              <table:table-cell office:value-type="float" office:value="0.1838">
                <text:p>0.1838</text:p>
              </table:table-cell>
              <table:table-cell office:value-type="float" office:value="0.1855">
                <text:p>0.1855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string">
                <text:p>P_200</text:p>
                <draw:g>
                  <svg:desc>'data_301-350_20'.A29:'data_301-350_20'.A29</svg:desc>
                </draw:g>
              </table:table-cell>
              <table:table-cell office:value-type="float" office:value="0.1287">
                <text:p>0.1287</text:p>
                <draw:g>
                  <svg:desc>'data_301-350_20'.B29:'data_301-350_20'.V29</svg:desc>
                </draw:g>
              </table:table-cell>
              <table:table-cell office:value-type="float" office:value="0.1027">
                <text:p>0.1027</text:p>
              </table:table-cell>
              <table:table-cell office:value-type="float" office:value="0.1024">
                <text:p>0.1024</text:p>
              </table:table-cell>
              <table:table-cell office:value-type="float" office:value="0.1061">
                <text:p>0.1061</text:p>
              </table:table-cell>
              <table:table-cell office:value-type="float" office:value="0.1048">
                <text:p>0.1048</text:p>
              </table:table-cell>
              <table:table-cell office:value-type="float" office:value="0.1103">
                <text:p>0.1103</text:p>
              </table:table-cell>
              <table:table-cell office:value-type="float" office:value="0.1118">
                <text:p>0.1118</text:p>
              </table:table-cell>
              <table:table-cell office:value-type="float" office:value="0.1143">
                <text:p>0.1143</text:p>
              </table:table-cell>
              <table:table-cell office:value-type="float" office:value="0.1164">
                <text:p>0.1164</text:p>
              </table:table-cell>
              <table:table-cell office:value-type="float" office:value="0.1174">
                <text:p>0.1174</text:p>
              </table:table-cell>
              <table:table-cell office:value-type="float" office:value="0.1202">
                <text:p>0.1202</text:p>
              </table:table-cell>
              <table:table-cell office:value-type="float" office:value="0.1216">
                <text:p>0.1216</text:p>
              </table:table-cell>
              <table:table-cell office:value-type="float" office:value="0.1219">
                <text:p>0.1219</text:p>
              </table:table-cell>
              <table:table-cell office:value-type="float" office:value="0.1236">
                <text:p>0.1236</text:p>
              </table:table-cell>
              <table:table-cell office:value-type="float" office:value="0.1246">
                <text:p>0.1246</text:p>
              </table:table-cell>
              <table:table-cell office:value-type="float" office:value="0.1248">
                <text:p>0.1248</text:p>
              </table:table-cell>
              <table:table-cell office:value-type="float" office:value="0.1261">
                <text:p>0.1261</text:p>
              </table:table-cell>
              <table:table-cell office:value-type="float" office:value="0.1261">
                <text:p>0.1261</text:p>
              </table:table-cell>
              <table:table-cell office:value-type="float" office:value="0.1265">
                <text:p>0.1265</text:p>
              </table:table-cell>
              <table:table-cell office:value-type="float" office:value="0.1269">
                <text:p>0.1269</text:p>
              </table:table-cell>
              <table:table-cell office:value-type="float" office:value="0.1232">
                <text:p>0.1232</text:p>
              </table:table-cell>
            </table:table-row>
            <table:table-row>
              <table:table-cell office:value-type="string">
                <text:p>P_500</text:p>
                <draw:g>
                  <svg:desc>'data_301-350_20'.A30:'data_301-350_20'.A30</svg:desc>
                </draw:g>
              </table:table-cell>
              <table:table-cell office:value-type="float" office:value="0.0704">
                <text:p>0.0704</text:p>
                <draw:g>
                  <svg:desc>'data_301-350_20'.B30:'data_301-350_20'.V30</svg:desc>
                </draw:g>
              </table:table-cell>
              <table:table-cell office:value-type="float" office:value="0.0586">
                <text:p>0.0586</text:p>
              </table:table-cell>
              <table:table-cell office:value-type="float" office:value="0.0575">
                <text:p>0.0575</text:p>
              </table:table-cell>
              <table:table-cell office:value-type="float" office:value="0.0594">
                <text:p>0.0594</text:p>
              </table:table-cell>
              <table:table-cell office:value-type="float" office:value="0.0593">
                <text:p>0.0593</text:p>
              </table:table-cell>
              <table:table-cell office:value-type="float" office:value="0.0607">
                <text:p>0.0607</text:p>
              </table:table-cell>
              <table:table-cell office:value-type="float" office:value="0.0626">
                <text:p>0.0626</text:p>
              </table:table-cell>
              <table:table-cell office:value-type="float" office:value="0.0628">
                <text:p>0.0628</text:p>
              </table:table-cell>
              <table:table-cell office:value-type="float" office:value="0.0634">
                <text:p>0.0634</text:p>
              </table:table-cell>
              <table:table-cell office:value-type="float" office:value="0.0645">
                <text:p>0.0645</text:p>
              </table:table-cell>
              <table:table-cell office:value-type="float" office:value="0.0662">
                <text:p>0.0662</text:p>
              </table:table-cell>
              <table:table-cell office:value-type="float" office:value="0.0662">
                <text:p>0.0662</text:p>
              </table:table-cell>
              <table:table-cell office:value-type="float" office:value="0.0667">
                <text:p>0.0667</text:p>
              </table:table-cell>
              <table:table-cell office:value-type="float" office:value="0.0671">
                <text:p>0.0671</text:p>
              </table:table-cell>
              <table:table-cell office:value-type="float" office:value="0.0673">
                <text:p>0.0673</text:p>
              </table:table-cell>
              <table:table-cell office:value-type="float" office:value="0.0678">
                <text:p>0.0678</text:p>
              </table:table-cell>
              <table:table-cell office:value-type="float" office:value="0.0679">
                <text:p>0.0679</text:p>
              </table:table-cell>
              <table:table-cell office:value-type="float" office:value="0.0684">
                <text:p>0.0684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P_1000 </text:p>
                <draw:g>
                  <svg:desc>'data_301-350_20'.A31:'data_301-350_20'.A31</svg:desc>
                </draw:g>
              </table:table-cell>
              <table:table-cell office:value-type="float" office:value="0.0431">
                <text:p>0.0431</text:p>
                <draw:g>
                  <svg:desc>'data_301-350_20'.B31:'data_301-350_20'.V31</svg:desc>
                </draw:g>
              </table:table-cell>
              <table:table-cell office:value-type="float" office:value="0.0369">
                <text:p>0.0369</text:p>
              </table:table-cell>
              <table:table-cell office:value-type="float" office:value="0.0353">
                <text:p>0.0353</text:p>
              </table:table-cell>
              <table:table-cell office:value-type="float" office:value="0.0363">
                <text:p>0.0363</text:p>
              </table:table-cell>
              <table:table-cell office:value-type="float" office:value="0.037">
                <text:p>0.037</text:p>
              </table:table-cell>
              <table:table-cell office:value-type="float" office:value="0.0374">
                <text:p>0.0374</text:p>
              </table:table-cell>
              <table:table-cell office:value-type="float" office:value="0.0381">
                <text:p>0.0381</text:p>
              </table:table-cell>
              <table:table-cell office:value-type="float" office:value="0.0386">
                <text:p>0.0386</text:p>
              </table:table-cell>
              <table:table-cell office:value-type="float" office:value="0.0389">
                <text:p>0.0389</text:p>
              </table:table-cell>
              <table:table-cell office:value-type="float" office:value="0.0393">
                <text:p>0.0393</text:p>
              </table:table-cell>
              <table:table-cell office:value-type="float" office:value="0.0401">
                <text:p>0.0401</text:p>
              </table:table-cell>
              <table:table-cell office:value-type="float" office:value="0.0403">
                <text:p>0.0403</text:p>
              </table:table-cell>
              <table:table-cell office:value-type="float" office:value="0.0404">
                <text:p>0.0404</text:p>
              </table:table-cell>
              <table:table-cell office:value-type="float" office:value="0.0406">
                <text:p>0.0406</text:p>
              </table:table-cell>
              <table:table-cell office:value-type="float" office:value="0.0411">
                <text:p>0.0411</text:p>
              </table:table-cell>
              <table:table-cell office:value-type="float" office:value="0.0414">
                <text:p>0.0414</text:p>
              </table:table-cell>
              <table:table-cell office:value-type="float" office:value="0.0419">
                <text:p>0.0419</text:p>
              </table:table-cell>
              <table:table-cell office:value-type="float" office:value="0.0418">
                <text:p>0.0418</text:p>
              </table:table-cell>
              <table:table-cell office:value-type="float" office:value="0.0421">
                <text:p>0.0421</text:p>
              </table:table-cell>
              <table:table-cell office:value-type="float" office:value="0.0422">
                <text:p>0.0422</text:p>
              </table:table-cell>
              <table:table-cell office:value-type="float" office:value="0.042">
                <text:p>0.0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